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dash" draw:stroke-dash="a429" svg:stroke-width="0.0625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1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0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3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4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5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9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7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5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05556in" style:font-size-asian="0.05556in" style:font-size-complex="0.0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dash" draw:stroke-dash="a568" svg:stroke-width="0.0625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7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2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0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9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9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67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1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6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0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3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1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6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2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9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1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3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4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889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6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6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dash" draw:stroke-dash="a1139" svg:stroke-width="0.0625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dash" draw:stroke-dash="a1069" svg:stroke-width="0.0625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071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gency FB" style:font-family-generic="swiss" style:font-pitch="variable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87">
      <style:graphic-properties draw:fill="none" draw:stroke="solid" svg:stroke-width="0.00694in" svg:stroke-color="#000000" svg:stroke-opacity="100%" draw:stroke-linejoin="miter" svg:stroke-linecap="butt"/>
    </style:style>
  </office:automatic-styles>
  <office:body>
    <office:presentation>
      <draw:page draw:name="Slide2" draw:style-name="a380" draw:master-page-name="Master1-Layout2-obj-Título-e-Objeto" presentation:presentation-page-layout-name="Master1-PPL2" draw:id="Slide-257">
        <draw:frame draw:id="id63" presentation:style-name="a384" draw:name="Título 1" svg:x="0.15105in" svg:y="0.31967in" svg:width="3.99618in" svg:height="1.44965in" presentation:class="title" presentation:placeholder="false">
          <draw:text-box>
            <text:p text:style-name="a383" text:class-names="" text:cond-style-name=""><text:span text:style-name="a381" text:class-names="">2.1 Gestão de stock</text:span><text:span text:style-name="a382" text:class-names=""><text:line-break/></text:span></text:p>
          </draw:text-box>
          <svg:title/>
          <svg:desc/>
        </draw:frame>
        <draw:custom-shape svg:x="0.91667in" svg:y="2.65049in" svg:width="1.74353in" svg:height="1.09951in" draw:id="id64" draw:style-name="a387" draw:name="Retângulo 3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91" draw:name="CaixaDeTexto 4" svg:x="1.12621in" svg:y="2.92233in" svg:width="1.30097in" svg:height="0.5722in">
          <draw:text-box>
            <text:p text:style-name="a390" text:class-names="" text:cond-style-name=""><text:span text:style-name="a388" text:class-names="">Produto</text:span><text:span text:style-name="a389" text:class-names=""/></text:p>
          </draw:text-box>
          <svg:title/>
          <svg:desc/>
        </draw:frame>
        <draw:connector draw:type="line" svg:x1="1.02913in" svg:y1="3.75in" svg:x2="0.76699in" svg:y2="4.41748in" draw:id="id66" draw:style-name="a392" draw:name="Conexão reta 6">
          <svg:title/>
          <svg:desc/>
        </draw:connector>
        <draw:connector draw:type="line" svg:x1="2.52783in" svg:y1="3.72436in" svg:x2="2.52783in" svg:y2="4.52588in" draw:id="id67" draw:style-name="a393" draw:name="Conexão reta 7">
          <svg:title/>
          <svg:desc/>
        </draw:connector>
        <draw:connector draw:type="line" svg:x1="1.22694in" svg:y1="1.86533in" svg:x2="1.22694in" svg:y2="2.66686in" draw:id="id68" draw:style-name="a394" draw:name="Conexão reta 9">
          <svg:title/>
          <svg:desc/>
        </draw:connector>
        <draw:connector draw:type="line" svg:x1="2.1784in" svg:y1="1.86533in" svg:x2="2.1784in" svg:y2="2.66686in" draw:id="id69" draw:style-name="a395" draw:name="Conexão reta 10">
          <svg:title/>
          <svg:desc/>
        </draw:connector>
        <draw:custom-shape svg:x="0.57282in" svg:y="1.15534in" svg:width="1.26213in" svg:height="0.80153in" draw:id="id70" draw:style-name="a399" draw:name="Oval 11">
          <svg:title/>
          <svg:desc/>
          <text:p text:style-name="a398" text:class-names="" text:cond-style-name=""><text:span text:style-name="a396" text:class-names="">Nome</text:span><text:span text:style-name="a3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9886in" svg:y="1.2091in" svg:width="1.4021in" svg:height="0.80153in" draw:id="id71" draw:style-name="a403" draw:name="Oval 12">
          <svg:title/>
          <svg:desc/>
          <text:p text:style-name="a402" text:class-names="" text:cond-style-name=""><text:span text:style-name="a400" text:class-names="">Preço</text:span><text:span text:style-name="a4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04045in" svg:y="4.02887in" svg:width="1.47411in" svg:height="0.80153in" draw:id="id72" draw:style-name="a407" draw:name="Oval 13">
          <svg:title/>
          <svg:desc/>
          <text:p text:style-name="a406" text:class-names="" text:cond-style-name=""><text:span text:style-name="a404" text:class-names="">Código</text:span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97793in" svg:y="4.23869in" svg:width="0.99029in" svg:height="0.51111in" draw:id="id73" draw:style-name="a411" draw:name="Oval 14">
          <svg:title/>
          <svg:desc/>
          <text:p text:style-name="a410" text:class-names="" text:cond-style-name=""><text:span text:style-name="a408" text:class-names="">Iva</text:span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6602in" svg:y1="3.20024in" draw:start-shape="id64" draw:start-glue-point="1" svg:x2="4.58252in" svg:y2="3.20024in" draw:id="id74" draw:style-name="a412" draw:name="Conexão reta 16">
          <svg:title/>
          <svg:desc/>
        </draw:connector>
        <draw:custom-shape svg:x="4.58252in" svg:y="2.65049in" svg:width="2.08414in" svg:height="1.09946in" draw:id="id75" draw:style-name="a416" draw:name="Fluxograma: Decisão 17">
          <svg:title/>
          <svg:desc/>
          <text:p text:style-name="a415" text:class-names="" text:cond-style-name=""><text:span text:style-name="a413" text:class-names="">Item</text:span><text:span text:style-name="a414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5.62459in" svg:y1="2.65049in" draw:start-shape="id75" draw:start-glue-point="0" svg:x2="5.62459in" svg:y2="1.86533in" draw:id="id76" draw:style-name="a417" draw:name="Conexão reta 19">
          <svg:title/>
          <svg:desc/>
        </draw:connector>
        <draw:custom-shape svg:x="4.92354in" svg:y="1.20636in" svg:width="2.08414in" svg:height="0.80153in" draw:id="id77" draw:style-name="a424" draw:name="Oval 21">
          <svg:title/>
          <svg:desc/>
          <text:p text:style-name="a423" text:class-names="" text:cond-style-name=""><text:span text:style-name="a418" text:class-names="">Nº</text:span><text:span text:style-name="a419" text:class-names=""><text:s text:c="1"/></text:span><text:span text:style-name="a420" text:class-names="">iten</text:span><text:span text:style-name="a421" text:class-names="">s</text:span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6602in" svg:y1="3.72436in" svg:x2="3.12865in" svg:y2="4.40787in" draw:id="id78" draw:style-name="a425" draw:name="Conexão reta 22">
          <svg:title/>
          <svg:desc/>
        </draw:connector>
        <draw:custom-shape svg:x="3.05704in" svg:y="4.15076in" svg:width="1.81511in" svg:height="0.9463in" draw:id="id79" draw:style-name="a430" draw:name="Oval 25">
          <svg:title/>
          <svg:desc/>
          <text:p text:style-name="a428" text:class-names="" text:cond-style-name=""><text:span text:style-name="a426" text:class-names="">Stock</text:span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0" draw:style-name="a434" draw:name="CaixaDeTexto 27" svg:x="4.34951in" svg:y="2.79805in" svg:width="0.36499in" svg:height="0.40391in">
          <draw:text-box>
            <text:p text:style-name="a433" text:class-names="" text:cond-style-name=""><text:span text:style-name="a431" text:class-names="">N</text:span><text:span text:style-name="a432" text:class-names=""/></text:p>
          </draw:text-box>
          <svg:title/>
          <svg:desc/>
        </draw:frame>
        <draw:frame draw:id="id81" draw:style-name="a437" draw:name="CaixaDeTexto 28" svg:x="6.79889in" svg:y="2.72038in" svg:width="0.41758in" svg:height="0.40391in">
          <draw:text-box>
            <text:p text:style-name="a436" text:class-names="" text:cond-style-name=""><text:span text:style-name="a435" text:class-names="">M</text:span></text:p>
          </draw:text-box>
          <svg:title/>
          <svg:desc/>
        </draw:frame>
        <draw:connector draw:type="line" svg:x1="6.66666in" svg:y1="3.20843in" svg:x2="7.87379in" svg:y2="3.20843in" draw:id="id82" draw:style-name="a438" draw:name="Conexão reta 29">
          <svg:title/>
          <svg:desc/>
        </draw:connector>
        <draw:custom-shape svg:x="7.52023in" svg:y="2.65867in" svg:width="1.74353in" svg:height="1.09951in" draw:id="id83" draw:style-name="a442" draw:name="Retângulo 32">
          <svg:title/>
          <svg:desc/>
          <text:p text:style-name="a441" text:class-names="" text:cond-style-name=""><text:span text:style-name="a439" text:class-names="">Encomenda</text:span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8398in" svg:y="1.35578in" svg:width="1.4021in" svg:height="0.80153in" draw:id="id84" draw:style-name="a446" draw:name="Oval 33">
          <svg:title/>
          <svg:desc/>
          <text:p text:style-name="a445" text:class-names="" text:cond-style-name=""><text:span text:style-name="a443" text:class-names="">Data</text:span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38997in" svg:y1="2.16431in" svg:x2="8.39199in" svg:y2="2.65867in" draw:end-shape="id83" draw:end-glue-point="0" draw:id="id85" draw:style-name="a447" draw:name="Conexão reta 34">
          <svg:title/>
          <svg:desc/>
        </draw:connector>
        <draw:connector draw:type="line" svg:x1="6.49352in" svg:y1="3.28772in" svg:x2="7.52023in" svg:y2="3.28772in" draw:id="id86" draw:style-name="a448" draw:name="Conexão reta 40">
          <svg:title/>
          <svg:desc/>
        </draw:connector>
        <draw:connector draw:type="line" svg:x1="7.88674in" svg:y1="3.75819in" svg:x2="7.88875in" svg:y2="4.25255in" draw:id="id87" draw:style-name="a449" draw:name="Conexão reta 43">
          <svg:title/>
          <svg:desc/>
        </draw:connector>
        <draw:custom-shape svg:x="5.8139in" svg:y="4.15076in" svg:width="2.70308in" svg:height="1.01428in" draw:id="id88" draw:style-name="a453" draw:name="Oval 44">
          <svg:title/>
          <svg:desc/>
          <text:p text:style-name="a452" text:class-names="" text:cond-style-name=""><text:span text:style-name="a450" text:class-names="">Nº da encomenda</text:span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25298in" svg:y1="3.77078in" svg:x2="9.68108in" svg:y2="4.97181in" draw:id="id89" draw:style-name="a454" draw:name="Conexão reta 45">
          <svg:title/>
          <svg:desc/>
        </draw:connector>
        <draw:connector draw:type="line" svg:x1="9.20974in" svg:y1="3.74638in" svg:x2="9.52905in" svg:y2="4.88202in" draw:end-shape="id90" draw:end-glue-point="0" draw:id="id91" draw:style-name="a455" draw:name="Conexão reta 46">
          <svg:title/>
          <svg:desc/>
        </draw:connector>
        <draw:custom-shape svg:width="1.5202in" svg:height="1.01887in" draw:id="id90" draw:style-name="a460" draw:transform="translate(-0.7601in -0.50943in) rotate(-6.02707) translate(9.6581in 5.37483in)" draw:name="Fluxograma: Decisão 51">
          <svg:title/>
          <svg:desc/>
          <text:p text:style-name="a459" text:class-names="" text:cond-style-name=""><text:span text:style-name="a456" text:class-names="">t</text:span><text:span text:style-name="a457" text:class-names="">em</text:span><text:span text:style-name="a458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frame draw:id="id92" draw:style-name="a463" draw:name="CaixaDeTexto 53" svg:x="9.57228in" svg:y="4.19577in" svg:width="0.36499in" svg:height="0.40391in">
          <draw:text-box>
            <text:p text:style-name="a462" text:class-names="" text:cond-style-name=""><text:span text:style-name="a461" text:class-names="">N</text:span></text:p>
          </draw:text-box>
          <svg:title/>
          <svg:desc/>
        </draw:frame>
        <draw:frame draw:id="id93" draw:style-name="a466" draw:name="CaixaDeTexto 54" svg:x="9.56096in" svg:y="5.98915in" svg:width="0.7677in" svg:height="0.40391in">
          <draw:text-box>
            <text:p text:style-name="a465" text:class-names="" text:cond-style-name=""><text:span text:style-name="a464" text:class-names="">1</text:span></text:p>
          </draw:text-box>
          <svg:title/>
          <svg:desc/>
        </draw:frame>
        <draw:connector draw:type="line" svg:x1="9.8449in" svg:y1="5.94439in" svg:x2="9.84692in" svg:y2="6.43876in" draw:id="id94" draw:style-name="a467" draw:name="Conexão reta 55">
          <svg:title/>
          <svg:desc/>
        </draw:connector>
        <draw:custom-shape svg:x="9.37141in" svg:y="6.34296in" svg:width="2.08415in" svg:height="0.78164in" draw:id="id95" draw:style-name="a471" draw:name="Retângulo 56">
          <svg:title/>
          <svg:desc/>
          <text:p text:style-name="a470" text:class-names="" text:cond-style-name=""><text:span text:style-name="a468" text:class-names="">Fornecedor</text:span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52889in" svg:y1="6.03925in" draw:start-shape="id96" draw:start-glue-point="5" svg:x2="11.45555in" svg:y2="6.34296in" draw:id="id97" draw:style-name="a472" draw:name="Conexão reta 57">
          <svg:title/>
          <svg:desc/>
        </draw:connector>
        <draw:connector draw:type="line" svg:x1="9.41052in" svg:y1="7.08096in" svg:x2="8.78332in" svg:y2="7.19326in" draw:end-shape="id98" draw:end-glue-point="1" draw:id="id99" draw:style-name="a473" draw:name="Conexão reta 58">
          <svg:title/>
          <svg:desc/>
        </draw:connector>
        <draw:custom-shape svg:x="11.31301in" svg:y="5.3551in" svg:width="1.47411in" svg:height="0.80153in" draw:id="id96" draw:style-name="a477" draw:name="Oval 59">
          <svg:title/>
          <svg:desc/>
          <text:p text:style-name="a476" text:class-names="" text:cond-style-name=""><text:span text:style-name="a474" text:class-names="">Nome</text:span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09476in" svg:y="6.90603in" svg:width="0.68856in" svg:height="0.57445in" draw:id="id98" draw:style-name="a481" draw:name="Oval 60">
          <svg:title/>
          <svg:desc/>
          <text:p text:style-name="a480" text:class-names="" text:cond-style-name=""><text:span text:style-name="a478" text:class-names="">Fax</text:span><text:span text:style-name="a4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6871in" svg:y1="6.02665in" svg:x2="10.61376in" svg:y2="6.33037in" draw:id="id100" draw:style-name="a482" draw:name="Conexão reta 66">
          <svg:title/>
          <svg:desc/>
        </draw:connector>
        <draw:custom-shape svg:x="10.15556in" svg:y="5.37698in" svg:width="0.99137in" svg:height="0.80153in" draw:id="id101" draw:style-name="a486" draw:name="Oval 67">
          <svg:title/>
          <svg:desc/>
          <text:p text:style-name="a485" text:class-names="" text:cond-style-name=""><text:span text:style-name="a483" text:class-names="">NIF</text:span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45555in" svg:y1="6.89738in" svg:x2="13.24444in" svg:y2="6.81611in" draw:end-shape="id102" draw:end-glue-point="1" draw:id="id103" draw:style-name="a487" draw:name="Conexão reta 69">
          <svg:title/>
          <svg:desc/>
        </draw:connector>
        <draw:custom-shape svg:x="11.86802in" svg:y="6.50761in" svg:width="1.37642in" svg:height="0.61699in" draw:id="id102" draw:style-name="a491" draw:name="Oval 70">
          <svg:title/>
          <svg:desc/>
          <text:p text:style-name="a490" text:class-names="" text:cond-style-name=""><text:span text:style-name="a488" text:class-names="">Endereço</text:span><text:span text:style-name="a4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48695in" svg:y="4.42878in" svg:width="1.593in" svg:height="0.88353in" draw:id="id104" draw:style-name="a495" draw:name="Oval 77">
          <svg:title/>
          <svg:desc/>
          <text:p text:style-name="a494" text:class-names="" text:cond-style-name=""><text:span text:style-name="a492" text:class-names="">Condição de pagamento</text:span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22896in" svg:y1="5.22274in" svg:x2="11.18483in" svg:y2="6.34296in" draw:id="id105" draw:style-name="a496" draw:name="Conexão reta 79">
          <svg:title/>
          <svg:desc/>
        </draw:connector>
        <draw:custom-shape svg:x="10.40628in" svg:y="4.29834in" svg:width="1.79688in" svg:height="1.07864in" draw:id="id106" draw:style-name="a499" draw:name="Oval 8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79889in" svg:y1="6.76624in" svg:x2="9.37141in" svg:y2="6.73378in" draw:end-shape="id95" draw:end-glue-point="3" draw:id="id107" draw:style-name="a500" draw:name="Conexão reta 82">
          <svg:title/>
          <svg:desc/>
        </draw:connector>
        <draw:custom-shape svg:x="5.90105in" svg:y="6.22673in" svg:width="1.70811in" svg:height="1.01428in" draw:id="id108" draw:style-name="a504" draw:name="Fluxograma: Decisão 84">
          <svg:title/>
          <svg:desc/>
          <text:p text:style-name="a503" text:class-names="" text:cond-style-name=""><text:span text:style-name="a501" text:class-names="">tipo</text:span><text:span text:style-name="a502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3.86649in" svg:y1="6.76268in" svg:x2="5.90105in" svg:y2="6.73387in" draw:end-shape="id108" draw:end-glue-point="3" draw:id="id109" draw:style-name="a505" draw:name="Conexão reta 85">
          <svg:title/>
          <svg:desc/>
        </draw:connector>
        <draw:custom-shape svg:x="1.86912in" svg:y="6.33037in" svg:width="2.08415in" svg:height="0.78164in" draw:id="id110" draw:style-name="a509" draw:name="Retângulo 88">
          <svg:title/>
          <svg:desc/>
          <text:p text:style-name="a508" text:class-names="" text:cond-style-name=""><text:span text:style-name="a506" text:class-names="">Categoria produto</text:span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86912in" svg:y1="6.72119in" draw:start-shape="id110" draw:start-glue-point="3" svg:x2="1.51456in" svg:y2="6.59527in" draw:end-shape="id111" draw:end-glue-point="1" draw:id="id112" draw:style-name="a510" draw:name="Conexão reta 89">
          <svg:title/>
          <svg:desc/>
        </draw:connector>
        <draw:custom-shape svg:x="0in" svg:y="6.25545in" svg:width="1.51456in" svg:height="0.67964in" draw:id="id111" draw:style-name="a514" draw:name="Oval 90">
          <svg:title/>
          <svg:desc/>
          <text:p text:style-name="a513" text:class-names="" text:cond-style-name=""><text:span text:style-name="a511" text:class-names="">código</text:span><text:span text:style-name="a5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41148in" svg:y1="6.27199in" svg:x2="3.82366in" svg:y2="6.65219in" draw:id="id113" draw:style-name="a515" draw:name="Conexão reta 96">
          <svg:title/>
          <svg:desc/>
        </draw:connector>
        <draw:custom-shape svg:x="3.35668in" svg:y="5.62565in" svg:width="2.59452in" svg:height="0.65269in" draw:id="id114" draw:style-name="a519" draw:name="Oval 97">
          <svg:title/>
          <svg:desc/>
          <text:p text:style-name="a518" text:class-names="" text:cond-style-name=""><text:span text:style-name="a516" text:class-names="">Designação</text:span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5" draw:style-name="a523" draw:name="CaixaDeTexto 102" svg:x="4.86968in" svg:y="6.32996in" svg:width="0.36499in" svg:height="0.40391in">
          <draw:text-box>
            <text:p text:style-name="a522" text:class-names="" text:cond-style-name=""><text:span text:style-name="a520" text:class-names="">N</text:span><text:span text:style-name="a521" text:class-names=""/></text:p>
          </draw:text-box>
          <svg:title/>
          <svg:desc/>
        </draw:frame>
        <draw:frame draw:id="id116" draw:style-name="a526" draw:name="CaixaDeTexto 103" svg:x="7.69268in" svg:y="6.35877in" svg:width="0.41758in" svg:height="0.40391in">
          <draw:text-box>
            <text:p text:style-name="a525" text:class-names="" text:cond-style-name=""><text:span text:style-name="a524" text:class-names="">M</text:span></text:p>
          </draw:text-box>
          <svg:title/>
          <svg:desc/>
        </draw:frame>
        <draw:custom-shape svg:width="0.99763in" svg:height="1.12726in" draw:id="id117" draw:style-name="a530" draw:transform="translate(-0.49881in -0.56363in) rotate(-6.16798) translate(1.9602in 5.42206in)" draw:name="Fluxograma: Decisão 105">
          <svg:title/>
          <svg:desc/>
          <text:p text:style-name="a529" text:class-names="" text:cond-style-name=""><text:span text:style-name="a527" text:class-names="">tipo</text:span><text:span text:style-name="a528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1.83863in" svg:y1="3.77818in" svg:x2="1.89541in" svg:y2="4.86217in" draw:end-shape="id117" draw:end-glue-point="0" draw:id="id118" draw:style-name="a531" draw:name="Conexão reta 106">
          <svg:title/>
          <svg:desc/>
        </draw:connector>
        <draw:connector draw:type="line" svg:x1="2.02413in" svg:y1="5.95418in" svg:x2="2.05347in" svg:y2="6.32049in" draw:id="id119" draw:style-name="a532" draw:name="Conexão reta 109">
          <svg:title/>
          <svg:desc/>
        </draw:connector>
        <draw:frame draw:id="id120" draw:style-name="a536" draw:name="CaixaDeTexto 112" svg:x="2.11595in" svg:y="5.87211in" svg:width="0.32993in" svg:height="0.40391in">
          <draw:text-box>
            <text:p text:style-name="a535" text:class-names="" text:cond-style-name=""><text:span text:style-name="a533" text:class-names="">1</text:span><text:span text:style-name="a534" text:class-names=""/></text:p>
          </draw:text-box>
          <svg:title/>
          <svg:desc/>
        </draw:frame>
        <draw:frame draw:id="id121" draw:style-name="a540" draw:name="CaixaDeTexto 113" svg:x="1.55032in" svg:y="4.50061in" svg:width="0.36499in" svg:height="0.40391in">
          <draw:text-box>
            <text:p text:style-name="a539" text:class-names="" text:cond-style-name=""><text:span text:style-name="a537" text:class-names="">N</text:span><text:span text:style-name="a538" text:class-names=""/></text:p>
          </draw:text-box>
          <svg:title/>
          <svg:desc/>
        </draw:frame>
        <draw:connector draw:type="line" svg:x1="1.71401in" svg:y1="3.78063in" svg:x2="1.86249in" svg:y2="4.99935in" draw:id="id122" draw:style-name="a541" draw:name="Conexão reta 122">
          <svg:title/>
          <svg:desc/>
        </draw:connector>
      </draw:page>
      <draw:page draw:name="Slide3" draw:style-name="a542" draw:master-page-name="Master1-Layout2-obj-Título-e-Objeto" presentation:presentation-page-layout-name="Master1-PPL2" draw:id="Slide-258">
        <draw:connector draw:type="line" svg:x1="5.39653in" svg:y1="3.32719in" svg:x2="5.39653in" svg:y2="3.77194in" draw:id="id123" draw:style-name="a543" draw:name="Conexão reta 126">
          <svg:title/>
          <svg:desc/>
        </draw:connector>
        <draw:frame draw:id="id124" presentation:style-name="a547" draw:name="Título 1" svg:x="0.91667in" svg:y="0.39931in" svg:width="11.5in" svg:height="0.46021in" presentation:class="title" presentation:placeholder="false">
          <draw:text-box>
            <text:p text:style-name="a546" text:class-names="" text:cond-style-name=""><text:span text:style-name="a544" text:class-names="">2.2 Prescrição Eletrónica de Medicamentos<text:line-break/></text:span><text:span text:style-name="a545" text:class-names=""/></text:p>
          </draw:text-box>
          <svg:title/>
          <svg:desc/>
        </draw:frame>
        <draw:custom-shape svg:x="0.23441in" svg:y="2.38614in" svg:width="1.74353in" svg:height="1.09951in" draw:id="id125" draw:style-name="a550" draw:name="Retângulo 3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554" draw:name="CaixaDeTexto 4" svg:x="0.5706in" svg:y="2.64667in" svg:width="1.30097in" svg:height="0.5722in">
          <draw:text-box>
            <text:p text:style-name="a553" text:class-names="" text:cond-style-name=""><text:span text:style-name="a551" text:class-names="">Médico</text:span><text:span text:style-name="a552" text:class-names=""/></text:p>
          </draw:text-box>
          <svg:title/>
          <svg:desc/>
        </draw:frame>
        <draw:connector draw:type="line" svg:x1="4.57059in" svg:y1="4.69735in" svg:x2="3.62311in" svg:y2="4.62663in" draw:id="id127" draw:style-name="a555" draw:name="Conexão reta 5">
          <svg:title/>
          <svg:desc/>
        </draw:connector>
        <draw:connector draw:type="line" svg:x1="5.40833in" svg:y1="6.50231in" svg:x2="5.40832in" svg:y2="7.30384in" draw:id="id128" draw:style-name="a556" draw:name="Conexão reta 6">
          <svg:title/>
          <svg:desc/>
        </draw:connector>
        <draw:connector draw:type="line" svg:x1="0.60195in" svg:y1="1.62323in" svg:x2="0.60195in" svg:y2="2.35376in" draw:id="id129" draw:style-name="a557" draw:name="Conexão reta 7">
          <svg:title/>
          <svg:desc/>
        </draw:connector>
        <draw:connector draw:type="line" svg:x1="1.73282in" svg:y1="1.83017in" svg:x2="1.73282in" svg:y2="2.35376in" draw:id="id130" draw:style-name="a558" draw:name="Conexão reta 8">
          <svg:title/>
          <svg:desc/>
        </draw:connector>
        <draw:connector draw:type="line" svg:x1="1.97794in" svg:y1="2.9359in" draw:start-shape="id125" draw:start-glue-point="1" svg:x2="2.5205in" svg:y2="2.51836in" draw:id="id131" draw:style-name="a559" draw:name="Conexão reta 10">
          <svg:title/>
          <svg:desc/>
        </draw:connector>
        <draw:custom-shape svg:x="2.94863in" svg:y="2.78802in" svg:width="1.48443in" svg:height="0.80153in" draw:id="id132" draw:style-name="a563" draw:name="Fluxograma: Decisão 11">
          <svg:title/>
          <svg:desc/>
          <text:p text:style-name="a562" text:class-names="" text:cond-style-name=""><text:span text:style-name="a560" text:class-names="">efetua</text:span><text:span text:style-name="a561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6.23021in" svg:y1="7.10069in" svg:x2="6.61358in" svg:y2="6.57668in" draw:end-shape="id133" draw:end-glue-point="3" draw:id="id134" draw:style-name="a564" draw:name="Conexão reta 13">
          <svg:title/>
          <svg:desc/>
        </draw:connector>
        <draw:custom-shape svg:x="2.33754in" svg:y="4.21604in" svg:width="1.51892in" svg:height="0.82117in" draw:id="id135" draw:style-name="a569" draw:name="Oval 14">
          <svg:title/>
          <svg:desc/>
          <text:p text:style-name="a567" text:class-names="" text:cond-style-name=""><text:span text:style-name="a565" text:class-names="">Nome comercial</text:span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6" draw:style-name="a572" draw:name="CaixaDeTexto 15" svg:x="2.19128in" svg:y="2.89651in" svg:width="0.32993in" svg:height="0.40391in">
          <draw:text-box>
            <text:p text:style-name="a571" text:class-names="" text:cond-style-name=""><text:span text:style-name="a570" text:class-names="">1</text:span></text:p>
          </draw:text-box>
          <svg:title/>
          <svg:desc/>
        </draw:frame>
        <draw:frame draw:id="id137" draw:style-name="a575" draw:name="CaixaDeTexto 16" svg:x="6.79889in" svg:y="2.58006in" svg:width="0.41758in" svg:height="0.40391in">
          <draw:text-box>
            <text:p text:style-name="a574" text:class-names="" text:cond-style-name=""><text:span text:style-name="a573" text:class-names="">M</text:span></text:p>
          </draw:text-box>
          <svg:title/>
          <svg:desc/>
        </draw:frame>
        <draw:connector draw:type="line" svg:x1="6.66667in" svg:y1="3.06812in" svg:x2="8.78332in" svg:y2="3.10711in" draw:id="id138" draw:style-name="a576" draw:name="Conexão reta 17">
          <svg:title/>
          <svg:desc/>
        </draw:connector>
        <draw:custom-shape svg:x="9.66442in" svg:y="2.02924in" svg:width="1.74353in" svg:height="1.09951in" draw:id="id139" draw:style-name="a580" draw:name="Retângulo 18">
          <svg:title/>
          <svg:desc/>
          <text:p text:style-name="a579" text:class-names="" text:cond-style-name=""><text:span text:style-name="a577" text:class-names="">Paciente</text:span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8919in" svg:y="1.91126in" svg:width="0.72443in" svg:height="0.47251in" draw:id="id140" draw:style-name="a584" draw:name="Oval 19">
          <svg:title/>
          <svg:desc/>
          <text:p text:style-name="a583" text:class-names="" text:cond-style-name=""><text:span text:style-name="a581" text:class-names="">Data</text:span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23114in" svg:y="1.61279in" svg:width="1.45062in" svg:height="0.819in" draw:id="id141" draw:style-name="a588" draw:name="Oval 21">
          <svg:title/>
          <svg:desc/>
          <text:p text:style-name="a587" text:class-names="" text:cond-style-name=""><text:span text:style-name="a585" text:class-names="">Número de prescrição</text:span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66442in" svg:y1="2.18102in" svg:x2="8.7502in" svg:y2="2.32977in" draw:end-shape="id142" draw:end-glue-point="0" draw:id="id143" draw:style-name="a589" draw:name="Conexão reta 22">
          <svg:title/>
          <svg:desc/>
        </draw:connector>
        <draw:connector draw:type="line" svg:x1="4.43306in" svg:y1="3.18878in" draw:start-shape="id132" draw:start-glue-point="1" svg:x2="5.025in" svg:y2="3.18878in" draw:id="id144" draw:style-name="a590" draw:name="Conexão reta 23">
          <svg:title/>
          <svg:desc/>
        </draw:connector>
        <draw:connector draw:type="line" svg:x1="6.93204in" svg:y1="2.29811in" svg:x2="6.70965in" svg:y2="2.74059in" draw:id="id145" draw:style-name="a591" draw:name="Conexão reta 24">
          <svg:title/>
          <svg:desc/>
        </draw:connector>
        <draw:connector draw:type="line" svg:x1="6.77977in" svg:y1="3.41036in" svg:x2="7.90173in" svg:y2="3.8588in" draw:id="id146" draw:style-name="a592" draw:name="Conexão reta 26">
          <svg:title/>
          <svg:desc/>
        </draw:connector>
        <draw:connector draw:type="line" svg:x1="3.69084in" svg:y1="7.02732in" svg:x2="4.53305in" svg:y2="7.07203in" draw:id="id147" draw:style-name="a593" draw:name="Conexão reta 27">
          <svg:title/>
          <svg:desc/>
        </draw:connector>
        <draw:frame draw:id="id148" draw:style-name="a597" draw:name="CaixaDeTexto 29" svg:x="7.6369in" svg:y="3.46868in" svg:width="0.31948in" svg:height="0.40391in">
          <draw:text-box>
            <text:p text:style-name="a596" text:class-names="" text:cond-style-name=""><text:span text:style-name="a594" text:class-names="">N</text:span><text:span text:style-name="a595" text:class-names=""/></text:p>
          </draw:text-box>
          <svg:title/>
          <svg:desc/>
        </draw:frame>
        <draw:frame draw:id="id149" draw:style-name="a600" draw:name="CaixaDeTexto 30" svg:x="9.56096in" svg:y="5.84884in" svg:width="0.7677in" svg:height="0.40391in">
          <draw:text-box>
            <text:p text:style-name="a599" text:class-names="" text:cond-style-name=""><text:span text:style-name="a598" text:class-names="">1</text:span></text:p>
          </draw:text-box>
          <svg:title/>
          <svg:desc/>
        </draw:frame>
        <draw:connector draw:type="line" svg:x1="8.38778in" svg:y1="4.15885in" svg:x2="8.07714in" svg:y2="4.35882in" draw:end-shape="id150" draw:end-glue-point="4" draw:id="id151" draw:style-name="a601" draw:name="Conexão reta 31">
          <svg:title/>
          <svg:desc/>
        </draw:connector>
        <draw:connector draw:type="line" svg:x1="11.13665in" svg:y1="4.72747in" draw:start-shape="id152" draw:start-glue-point="5" svg:x2="10.73278in" svg:y2="4.84485in" draw:end-shape="id153" draw:end-glue-point="1" draw:id="id154" draw:style-name="a602" draw:name="Conexão reta 33">
          <svg:title/>
          <svg:desc/>
        </draw:connector>
        <draw:connector draw:type="line" svg:x1="9.69071in" svg:y1="3.86029in" svg:x2="9.14024in" svg:y2="3.86029in" draw:id="id155" draw:style-name="a603" draw:name="Conexão reta 34">
          <svg:title/>
          <svg:desc/>
        </draw:connector>
        <draw:custom-shape svg:x="10.92078in" svg:y="4.04333in" svg:width="1.47411in" svg:height="0.80153in" draw:id="id152" draw:style-name="a607" draw:name="Oval 35">
          <svg:title/>
          <svg:desc/>
          <text:p text:style-name="a606" text:class-names="" text:cond-style-name=""><text:span text:style-name="a604" text:class-names="">Nome</text:span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48938in" svg:y1="4.25485in" svg:x2="10.41604in" svg:y2="4.45307in" draw:id="id156" draw:style-name="a608" draw:name="Conexão reta 36">
          <svg:title/>
          <svg:desc/>
        </draw:connector>
        <draw:custom-shape svg:x="10.22in" svg:y="3.68508in" svg:width="0.61666in" svg:height="0.57323in" draw:id="id157" draw:style-name="a612" draw:name="Oval 37">
          <svg:title/>
          <svg:desc/>
          <text:p text:style-name="a611" text:class-names="" text:cond-style-name=""><text:span text:style-name="a609" text:class-names="">NIF</text:span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73278in" svg:y1="5.23567in" svg:x2="12.44237in" svg:y2="5.21004in" draw:end-shape="id158" draw:end-glue-point="1" draw:id="id159" draw:style-name="a613" draw:name="Conexão reta 38">
          <svg:title/>
          <svg:desc/>
        </draw:connector>
        <draw:connector draw:type="line" svg:x1="6.07612in" svg:y1="4.87731in" svg:x2="8.64863in" svg:y2="4.84485in" draw:end-shape="id153" draw:end-glue-point="3" draw:id="id160" draw:style-name="a614" draw:name="Conexão reta 43">
          <svg:title/>
          <svg:desc/>
        </draw:connector>
        <draw:custom-shape svg:x="11.06595in" svg:y="4.90155in" svg:width="1.37642in" svg:height="0.61699in" draw:id="id158" draw:style-name="a618" draw:name="Oval 39">
          <svg:title/>
          <svg:desc/>
          <text:p text:style-name="a617" text:class-names="" text:cond-style-name=""><text:span text:style-name="a615" text:class-names="">Endereço</text:span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69071in" svg:y1="3.8588in" svg:x2="9.69071in" svg:y2="4.45403in" draw:end-shape="id153" draw:end-glue-point="0" draw:id="id161" draw:style-name="a619" draw:name="Conexão reta 41">
          <svg:title/>
          <svg:desc/>
        </draw:connector>
        <draw:custom-shape svg:x="4.86047in" svg:y="3.73934in" svg:width="1.17531in" svg:height="0.53275in" draw:id="id162" draw:style-name="a623" draw:name="Fluxograma: Decisão 44">
          <svg:title/>
          <svg:desc/>
          <text:p text:style-name="a622" text:class-names="" text:cond-style-name=""><text:span text:style-name="a620" text:class-names="">contém</text:span><text:span text:style-name="a621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5.46007in" svg:y1="3.31182in" svg:x2="5.44813in" svg:y2="3.73934in" draw:end-shape="id162" draw:end-glue-point="0" draw:id="id163" draw:style-name="a624" draw:name="Conexão reta 45">
          <svg:title/>
          <svg:desc/>
        </draw:connector>
        <draw:connector draw:type="line" svg:x1="5.46007in" svg:y1="4.56225in" svg:x2="5.44813in" svg:y2="4.27209in" draw:end-shape="id162" draw:end-glue-point="2" draw:id="id164" draw:style-name="a625" draw:name="Conexão reta 47">
          <svg:title/>
          <svg:desc/>
        </draw:connector>
        <draw:connector draw:type="line" svg:x1="4.57059in" svg:y1="4.90155in" svg:x2="3.98278in" svg:y2="5.28175in" draw:id="id165" draw:style-name="a626" draw:name="Conexão reta 48">
          <svg:title/>
          <svg:desc/>
        </draw:connector>
        <draw:custom-shape svg:x="2.50836in" svg:y="5.09696in" svg:width="1.47827in" svg:height="0.34946in" draw:id="id166" draw:style-name="a630" draw:name="Oval 49">
          <svg:title/>
          <svg:desc/>
          <text:p text:style-name="a629" text:class-names="" text:cond-style-name=""><text:span text:style-name="a627" text:class-names="">fórmula</text:span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67" draw:style-name="a634" draw:name="CaixaDeTexto 50" svg:x="6.09155in" svg:y="4.81895in" svg:width="0.7245in" svg:height="0.40391in">
          <draw:text-box>
            <text:p text:style-name="a633" text:class-names="" text:cond-style-name=""><text:span text:style-name="a631" text:class-names="">N</text:span><text:span text:style-name="a632" text:class-names=""/></text:p>
          </draw:text-box>
          <svg:title/>
          <svg:desc/>
        </draw:frame>
        <draw:frame draw:id="id168" draw:style-name="a637" draw:name="CaixaDeTexto 51" svg:x="8.13854in" svg:y="4.85454in" svg:width="0.41758in" svg:height="0.40391in">
          <draw:text-box>
            <text:p text:style-name="a636" text:class-names="" text:cond-style-name=""><text:span text:style-name="a635" text:class-names="">M</text:span></text:p>
          </draw:text-box>
          <svg:title/>
          <svg:desc/>
        </draw:frame>
        <draw:connector draw:type="line" svg:x1="5.36693in" svg:y1="5.24334in" svg:x2="5.38672in" svg:y2="5.93375in" draw:id="id169" draw:style-name="a638" draw:name="Conexão reta 53">
          <svg:title/>
          <svg:desc/>
        </draw:connector>
        <draw:connector draw:type="line" svg:x1="10.3404in" svg:y1="5.0397in" svg:x2="10.36974in" svg:y2="5.40601in" draw:id="id170" draw:style-name="a639" draw:name="Conexão reta 54">
          <svg:title/>
          <svg:desc/>
        </draw:connector>
        <draw:frame draw:id="id171" draw:style-name="a643" draw:name="CaixaDeTexto 55" svg:x="2.11595in" svg:y="5.73179in" svg:width="0.32993in" svg:height="0.40391in">
          <draw:text-box>
            <text:p text:style-name="a642" text:class-names="" text:cond-style-name=""><text:span text:style-name="a640" text:class-names="">1</text:span><text:span text:style-name="a641" text:class-names=""/></text:p>
          </draw:text-box>
          <svg:title/>
          <svg:desc/>
        </draw:frame>
        <draw:frame draw:id="id172" draw:style-name="a647" draw:name="CaixaDeTexto 56" svg:x="5.63961in" svg:y="6.47044in" svg:width="0.32124in" svg:height="0.40391in">
          <draw:text-box>
            <text:p text:style-name="a646" text:class-names="" text:cond-style-name=""><text:span text:style-name="a644" text:class-names="">N</text:span><text:span text:style-name="a645" text:class-names=""/></text:p>
          </draw:text-box>
          <svg:title/>
          <svg:desc/>
        </draw:frame>
        <draw:custom-shape svg:x="0.01902in" svg:y="1.06878in" svg:width="1.38089in" svg:height="0.65623in" draw:id="id173" draw:style-name="a651" draw:name="Oval 57">
          <svg:title/>
          <svg:desc/>
          <text:p text:style-name="a650" text:class-names="" text:cond-style-name=""><text:span text:style-name="a648" text:class-names="">Nome</text:span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24596in" svg:y="1.05634in" svg:width="2.00424in" svg:height="0.88949in" draw:id="id174" draw:style-name="a655" draw:name="Oval 59">
          <svg:title/>
          <svg:desc/>
          <text:p text:style-name="a654" text:class-names="" text:cond-style-name=""><text:span text:style-name="a652" text:class-names="">Nº identificação</text:span><text:span text:style-name="a6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84105in" svg:height="0.61263in" draw:id="id175" draw:style-name="a659" draw:transform="translate(-0.92052in -0.30631in) rotate(-6.09893) translate(3.04407in 2.579in)" draw:name="Oval 61">
          <svg:title/>
          <svg:desc/>
          <text:p text:style-name="a658" text:class-names="" text:cond-style-name=""><text:span text:style-name="a656" text:class-names="">especialidade</text:span><text:span text:style-name="a6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97883in" svg:height="0.82272in" draw:id="id176" draw:style-name="a662" draw:transform="translate(-0.98941in -0.41136in) rotate(-6.15221) translate(3.03436in 2.54899in)" draw:name="Oval 62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.92427in" svg:y1="3.21887in" svg:x2="2.94863in" svg:y2="3.18878in" draw:end-shape="id132" draw:end-glue-point="3" draw:id="id177" draw:style-name="a663" draw:name="Conexão reta 63">
          <svg:title/>
          <svg:desc/>
        </draw:connector>
        <draw:connector draw:type="line" svg:x1="4.3125in" svg:y1="3.23271in" svg:x2="5.04029in" svg:y2="3.21887in" draw:id="id178" draw:style-name="a664" draw:name="Conexão reta 70">
          <svg:title/>
          <svg:desc/>
        </draw:connector>
        <draw:frame draw:id="id179" draw:style-name="a668" draw:name="CaixaDeTexto 73" svg:x="4.6917in" svg:y="2.66421in" svg:width="0.42289in" svg:height="0.40391in">
          <draw:text-box>
            <text:p text:style-name="a667" text:class-names="" text:cond-style-name=""><text:span text:style-name="a665" text:class-names="">N</text:span><text:span text:style-name="a666" text:class-names=""/></text:p>
          </draw:text-box>
          <svg:title/>
          <svg:desc/>
        </draw:frame>
        <draw:connector draw:type="line" svg:x1="6.68979in" svg:y1="2.9454in" svg:x2="8.64863in" svg:y2="2.99824in" draw:id="id180" draw:style-name="a669" draw:name="Conexão reta 78">
          <svg:title/>
          <svg:desc/>
        </draw:connector>
        <draw:connector draw:type="line" svg:x1="11.55878in" svg:y1="1.76in" draw:start-shape="id181" draw:start-glue-point="5" svg:x2="11.40795in" svg:y2="2.02399in" draw:id="id182" draw:style-name="a670" draw:name="Conexão reta 80">
          <svg:title/>
          <svg:desc/>
        </draw:connector>
        <draw:custom-shape svg:x="11.3429in" svg:y="1.07586in" svg:width="1.47411in" svg:height="0.80153in" draw:id="id181" draw:style-name="a674" draw:name="Oval 81">
          <svg:title/>
          <svg:desc/>
          <text:p text:style-name="a673" text:class-names="" text:cond-style-name=""><text:span text:style-name="a671" text:class-names="">Nome</text:span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0.71698in" svg:y1="1.74741in" svg:x2="10.64365in" svg:y2="2.05112in" draw:id="id183" draw:style-name="a675" draw:name="Conexão reta 82">
          <svg:title/>
          <svg:desc/>
        </draw:connector>
        <draw:custom-shape svg:x="10.51684in" svg:y="0.14954in" svg:width="1.593in" svg:height="0.88353in" draw:id="id184" draw:style-name="a679" draw:name="Oval 83">
          <svg:title/>
          <svg:desc/>
          <text:p text:style-name="a678" text:class-names="" text:cond-style-name=""><text:span text:style-name="a676" text:class-names="">Data de nascimento</text:span><text:span text:style-name="a6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31334in" svg:y1="1.03306in" draw:start-shape="id184" draw:start-glue-point="2" svg:x2="11.21471in" svg:y2="2.06372in" draw:id="id185" draw:style-name="a680" draw:name="Conexão reta 84">
          <svg:title/>
          <svg:desc/>
        </draw:connector>
        <draw:custom-shape svg:x="9.77551in" svg:y="1.07586in" svg:width="1.41716in" svg:height="0.80153in" draw:id="id186" draw:style-name="a684" draw:name="Oval 87">
          <svg:title/>
          <svg:desc/>
          <text:p text:style-name="a683" text:class-names="" text:cond-style-name=""><text:span text:style-name="a681" text:class-names="">Nº utente</text:span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3986in" svg:y1="2.35376in" svg:x2="13.18749in" svg:y2="2.27249in" draw:end-shape="id187" draw:end-glue-point="1" draw:id="id188" draw:style-name="a685" draw:name="Conexão reta 91">
          <svg:title/>
          <svg:desc/>
        </draw:connector>
        <draw:custom-shape svg:x="11.81107in" svg:y="1.96399in" svg:width="1.37642in" svg:height="0.61699in" draw:id="id187" draw:style-name="a689" draw:name="Oval 92">
          <svg:title/>
          <svg:desc/>
          <text:p text:style-name="a688" text:class-names="" text:cond-style-name=""><text:span text:style-name="a686" text:class-names="">Endereço</text:span><text:span text:style-name="a6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92714in" svg:y1="2.38463in" svg:x2="5.91959in" svg:y2="2.72673in" draw:end-shape="id189" draw:end-glue-point="0" draw:id="id190" draw:style-name="a690" draw:name="Conexão reta 102">
          <svg:title/>
          <svg:desc/>
        </draw:connector>
        <draw:frame draw:id="id191" draw:style-name="a694" draw:name="CaixaDeTexto 106" svg:x="8.75809in" svg:y="1.96378in" svg:width="0.32993in" svg:height="0.40391in">
          <draw:text-box>
            <text:p text:style-name="a693" text:class-names="" text:cond-style-name=""><text:span text:style-name="a691" text:class-names="">1</text:span><text:span text:style-name="a692" text:class-names=""/></text:p>
          </draw:text-box>
          <svg:title/>
          <svg:desc/>
        </draw:frame>
        <draw:frame draw:id="id192" draw:style-name="a697" draw:name="CaixaDeTexto 128" svg:x="5.46133in" svg:y="3.37675in" svg:width="0.3871in" svg:height="0.40391in">
          <draw:text-box>
            <text:p text:style-name="a696" text:class-names="" text:cond-style-name=""><text:span text:style-name="a695" text:class-names="">M</text:span></text:p>
          </draw:text-box>
          <svg:title/>
          <svg:desc/>
        </draw:frame>
        <draw:frame draw:id="id193" draw:style-name="a701" draw:name="CaixaDeTexto 131" svg:x="5.4967in" svg:y="4.10114in" svg:width="0.42289in" svg:height="0.40391in">
          <draw:text-box>
            <text:p text:style-name="a700" text:class-names="" text:cond-style-name=""><text:span text:style-name="a698" text:class-names="">N</text:span><text:span text:style-name="a699" text:class-names=""/></text:p>
          </draw:text-box>
          <svg:title/>
          <svg:desc/>
        </draw:frame>
        <draw:custom-shape svg:x="7.92792in" svg:y="3.47195in" svg:width="1.23349in" svg:height="0.7549in" draw:id="id194" draw:style-name="a705" draw:name="Fluxograma: Decisão 134">
          <svg:title/>
          <svg:desc/>
          <text:p text:style-name="a704" text:class-names="" text:cond-style-name=""><text:span text:style-name="a702" text:class-names="">proces-sado</text:span><text:span text:style-name="a703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frame draw:id="id195" draw:style-name="a709" draw:name="CaixaDeTexto 140" svg:x="9.69317in" svg:y="4.04916in" svg:width="0.32993in" svg:height="0.40391in">
          <draw:text-box>
            <text:p text:style-name="a708" text:class-names="" text:cond-style-name=""><text:span text:style-name="a706" text:class-names="">1</text:span><text:span text:style-name="a707" text:class-names=""/></text:p>
          </draw:text-box>
          <svg:title/>
          <svg:desc/>
        </draw:frame>
        <draw:custom-shape svg:x="7.98427in" svg:y="4.29616in" svg:width="0.63417in" svg:height="0.42788in" draw:id="id150" draw:style-name="a713" draw:name="Oval 144">
          <svg:title/>
          <svg:desc/>
          <text:p text:style-name="a712" text:class-names="" text:cond-style-name=""><text:span text:style-name="a710" text:class-names="">Data</text:span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78496in" svg:y="5.41462in" svg:width="1.14022in" svg:height="0.45617in" draw:id="id196" draw:style-name="a717" draw:name="Oval 147">
          <svg:title/>
          <svg:desc/>
          <text:p text:style-name="a716" text:class-names="" text:cond-style-name=""><text:span text:style-name="a714" text:class-names="">telefone</text:span><text:span text:style-name="a7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57059in" svg:y="4.54627in" svg:width="1.55915in" svg:height="0.71601in" draw:id="id197" draw:style-name="a721" draw:name="Retângulo 46">
          <svg:title/>
          <svg:desc/>
          <text:p text:style-name="a720" text:class-names="" text:cond-style-name=""><text:span text:style-name="a718" text:class-names="">Fármacos</text:span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8488in" svg:y="6.6723in" svg:width="2.6141in" svg:height="0.71949in" draw:id="id198" draw:style-name="a725" draw:name="Oval 157">
          <svg:title/>
          <svg:desc/>
          <text:p text:style-name="a724" text:class-names="" text:cond-style-name=""><text:span text:style-name="a722" text:class-names="">Nº Registo nacional</text:span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1358in" svg:y="6.27974in" svg:width="1.02332in" svg:height="0.59387in" draw:id="id133" draw:style-name="a729" draw:name="Oval 158">
          <svg:title/>
          <svg:desc/>
          <text:p text:style-name="a728" text:class-names="" text:cond-style-name=""><text:span text:style-name="a726" text:class-names="">Nome</text:span><text:span text:style-name="a7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19214in" svg:y1="7.25548in" svg:x2="8.07714in" svg:y2="7.15657in" draw:end-shape="id199" draw:end-glue-point="1" draw:id="id200" draw:style-name="a730" draw:name="Conexão reta 161">
          <svg:title/>
          <svg:desc/>
        </draw:connector>
        <draw:custom-shape svg:x="6.52531in" svg:y="6.92135in" svg:width="1.55183in" svg:height="0.47044in" draw:id="id199" draw:style-name="a734" draw:name="Oval 162">
          <svg:title/>
          <svg:desc/>
          <text:p text:style-name="a733" text:class-names="" text:cond-style-name=""><text:span text:style-name="a731" text:class-names="">Endereço</text:span><text:span text:style-name="a7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1957in" svg:y1="6.42127in" svg:x2="4.53305in" svg:y2="6.90144in" draw:id="id201" draw:style-name="a735" draw:name="Conexão reta 166">
          <svg:title/>
          <svg:desc/>
        </draw:connector>
        <draw:custom-shape svg:x="3.36226in" svg:y="6.01428in" svg:width="1.14022in" svg:height="0.45617in" draw:id="id202" draw:style-name="a739" draw:name="Oval 165">
          <svg:title/>
          <svg:desc/>
          <text:p text:style-name="a738" text:class-names="" text:cond-style-name=""><text:span text:style-name="a736" text:class-names="">telefone</text:span><text:span text:style-name="a7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03" draw:style-name="a742" draw:name="CaixaDeTexto 168" svg:x="5.38265in" svg:y="5.31342in" svg:width="0.41758in" svg:height="0.40391in">
          <draw:text-box>
            <text:p text:style-name="a741" text:class-names="" text:cond-style-name=""><text:span text:style-name="a740" text:class-names="">M</text:span></text:p>
          </draw:text-box>
          <svg:title/>
          <svg:desc/>
        </draw:frame>
        <draw:connector draw:type="line" svg:x1="6.73608in" svg:y1="3.42027in" svg:x2="7.85804in" svg:y2="3.86872in" draw:id="id204" draw:style-name="a743" draw:name="Conexão reta 169">
          <svg:title/>
          <svg:desc/>
        </draw:connector>
        <draw:custom-shape svg:x="5.04783in" svg:y="2.72673in" svg:width="1.74353in" svg:height="0.70346in" draw:id="id189" draw:style-name="a747" draw:name="Retângulo 69">
          <svg:title/>
          <svg:desc/>
          <text:p text:style-name="a746" text:class-names="" text:cond-style-name=""><text:span text:style-name="a744" text:class-names="">Prescrição</text:span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4742in" svg:y="2.32977in" svg:width="1.00556in" svg:height="0.80153in" draw:id="id142" draw:style-name="a751" draw:name="Fluxograma: Decisão 76">
          <svg:title/>
          <svg:desc/>
          <text:p text:style-name="a750" text:class-names="" text:cond-style-name=""><text:span text:style-name="a748" text:class-names="">para</text:span><text:span text:style-name="a749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5.49251in" svg:y1="6.47044in" svg:x2="5.4967in" svg:y2="6.84879in" draw:id="id205" draw:style-name="a752" draw:name="Conexão reta 171">
          <svg:title/>
          <svg:desc/>
        </draw:connector>
        <draw:custom-shape svg:x="4.74217in" svg:y="5.92331in" svg:width="1.3373in" svg:height="0.71949in" draw:id="id206" draw:style-name="a756" draw:name="Fluxograma: Decisão 52">
          <svg:title/>
          <svg:desc/>
          <text:p text:style-name="a755" text:class-names="" text:cond-style-name=""><text:span text:style-name="a753" text:class-names="">produz</text:span><text:span text:style-name="a754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4.47012in" svg:y="6.80376in" svg:width="1.76009in" svg:height="0.59387in" draw:id="id207" draw:style-name="a760" draw:name="Retângulo 152">
          <svg:title/>
          <svg:desc/>
          <text:p text:style-name="a759" text:class-names="" text:cond-style-name=""><text:span text:style-name="a757" text:class-names="">Companhia farmacêutica</text:span><text:span text:style-name="a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02742in" svg:y1="4.81895in" svg:x2="6.13535in" svg:y2="4.81895in" draw:id="id208" draw:style-name="a761" draw:name="Conexão reta 177">
          <svg:title/>
          <svg:desc/>
        </draw:connector>
        <draw:custom-shape svg:x="8.64863in" svg:y="4.45403in" svg:width="2.08415in" svg:height="0.78164in" draw:id="id153" draw:style-name="a765" draw:name="Retângulo 32">
          <svg:title/>
          <svg:desc/>
          <text:p text:style-name="a764" text:class-names="" text:cond-style-name=""><text:span text:style-name="a762" text:class-names="">Farmácia</text:span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4904in" svg:y="4.50107in" svg:width="1.37531in" svg:height="0.75247in" draw:id="id209" draw:style-name="a770" draw:name="Fluxograma: Decisão 28">
          <svg:title/>
          <svg:desc/>
          <text:p text:style-name="a769" text:class-names="" text:cond-style-name=""><text:span text:style-name="a766" text:class-names="">vend</text:span><text:span text:style-name="a767" text:class-names="">e</text:span><text:span text:style-name="a768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</draw:page>
      <draw:page draw:name="Slide4" draw:style-name="a771" draw:master-page-name="Master1-Layout2-obj-Título-e-Objeto" presentation:presentation-page-layout-name="Master1-PPL2" draw:id="Slide-259">
        <draw:custom-shape svg:x="0.03658in" svg:y="3.38666in" svg:width="1.74353in" svg:height="0.64371in" draw:id="id210" draw:style-name="a774" draw:name="Retângulo 4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1" presentation:style-name="a778" draw:name="Título 1" svg:x="0.21067in" svg:y="0.70759in" svg:width="7.03622in" svg:height="0.58958in" presentation:class="title" presentation:placeholder="false">
          <draw:text-box>
            <text:p text:style-name="a777" text:class-names="" text:cond-style-name=""><text:span text:style-name="a775" text:class-names="">2.3 Sistema de Gestão de Conferências<text:line-break/></text:span><text:span text:style-name="a776" text:class-names=""/></text:p>
          </draw:text-box>
          <svg:title/>
          <svg:desc/>
        </draw:frame>
        <draw:connector draw:type="line" svg:x1="1.52337in" svg:y1="2.7268in" svg:x2="1.52337in" svg:y2="3.38666in" draw:id="id212" draw:style-name="a779" draw:name="Conexão reta 9">
          <svg:title/>
          <svg:desc/>
        </draw:connector>
        <draw:frame draw:id="id213" draw:style-name="a783" draw:name="CaixaDeTexto 5" svg:x="0in" svg:y="3.51888in" svg:width="1.66892in" svg:height="0.43757in">
          <draw:text-box>
            <text:p text:style-name="a782" text:class-names="" text:cond-style-name=""><text:span text:style-name="a780" text:class-names="">Artigo Científico</text:span><text:span text:style-name="a781" text:class-names=""/></text:p>
          </draw:text-box>
          <svg:title/>
          <svg:desc/>
        </draw:frame>
        <draw:connector draw:type="line" svg:x1="1.78011in" svg:y1="3.70852in" draw:start-shape="id210" draw:start-glue-point="1" svg:x2="2.32267in" svg:y2="3.51888in" draw:id="id214" draw:style-name="a784" draw:name="Conexão reta 10">
          <svg:title/>
          <svg:desc/>
        </draw:connector>
        <draw:custom-shape svg:x="2.6816in" svg:y="3.77226in" svg:width="1.73553in" svg:height="0.80153in" draw:id="id215" draw:style-name="a788" draw:name="Fluxograma: Decisão 11">
          <svg:title/>
          <svg:desc/>
          <text:p text:style-name="a787" text:class-names="" text:cond-style-name=""><text:span text:style-name="a785" text:class-names="">Escreve<text:s text:c="1"/></text:span><text:span text:style-name="a786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frame draw:id="id216" draw:style-name="a792" draw:name="CaixaDeTexto 14" svg:x="2.44822in" svg:y="3.83658in" svg:width="0.36499in" svg:height="0.40391in">
          <draw:text-box>
            <text:p text:style-name="a791" text:class-names="" text:cond-style-name=""><text:span text:style-name="a789" text:class-names="">N</text:span><text:span text:style-name="a790" text:class-names=""/></text:p>
          </draw:text-box>
          <svg:title/>
          <svg:desc/>
        </draw:frame>
        <draw:frame draw:id="id217" draw:style-name="a796" draw:name="CaixaDeTexto 15" svg:x="5.82149in" svg:y="4.12049in" svg:width="0.36499in" svg:height="0.40391in">
          <draw:text-box>
            <text:p text:style-name="a795" text:class-names="" text:cond-style-name=""><text:span text:style-name="a793" text:class-names="">N</text:span><text:span text:style-name="a794" text:class-names=""/></text:p>
          </draw:text-box>
          <svg:title/>
          <svg:desc/>
        </draw:frame>
        <draw:connector draw:type="line" svg:x1="5.24967in" svg:y1="4.08599in" svg:x2="7.36632in" svg:y2="4.12498in" draw:id="id218" draw:style-name="a797" draw:name="Conexão reta 16">
          <svg:title/>
          <svg:desc/>
        </draw:connector>
        <draw:connector draw:type="line" svg:x1="9.45058in" svg:y1="4.10693in" svg:x2="7.60506in" svg:y2="4.11133in" draw:id="id219" draw:style-name="a798" draw:name="Conexão reta 20">
          <svg:title/>
          <svg:desc/>
        </draw:connector>
        <draw:connector draw:type="line" svg:x1="4.41713in" svg:y1="4.17303in" draw:start-shape="id215" draw:start-glue-point="1" svg:x2="5.21251in" svg:y2="4.1584in" draw:id="id220" draw:style-name="a799" draw:name="Conexão reta 21">
          <svg:title/>
          <svg:desc/>
        </draw:connector>
        <draw:connector draw:type="line" svg:x1="11.93485in" svg:y1="3.92859in" svg:x2="12.88889in" svg:y2="3.92859in" draw:id="id221" draw:style-name="a800" draw:name="Conexão reta 23">
          <svg:title/>
          <svg:desc/>
        </draw:connector>
        <draw:connector draw:type="line" svg:x1="11.95192in" svg:y1="4.94089in" svg:x2="11.95192in" svg:y2="5.98043in" draw:end-shape="id222" draw:end-glue-point="2" draw:id="id223" draw:style-name="a801" draw:name="Conexão reta 29">
          <svg:title/>
          <svg:desc/>
        </draw:connector>
        <draw:connector draw:type="line" svg:x1="12.88889in" svg:y1="3.51888in" svg:x2="12.88889in" svg:y2="3.96475in" draw:id="id224" draw:style-name="a802" draw:name="Conexão reta 36">
          <svg:title/>
          <svg:desc/>
        </draw:connector>
        <draw:custom-shape svg:x="0.97543in" svg:y="1.89198in" svg:width="2.00424in" svg:height="0.88949in" draw:id="id225" draw:style-name="a806" draw:name="Oval 48">
          <svg:title/>
          <svg:desc/>
          <text:p text:style-name="a805" text:class-names="" text:cond-style-name=""><text:span text:style-name="a803" text:class-names="">Nº registo</text:span><text:span text:style-name="a8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84105in" svg:height="0.61263in" draw:id="id226" draw:style-name="a811" draw:transform="translate(-0.92052in -0.30631in) rotate(-6.2232) translate(2.78363in 3.47543in)" draw:name="Oval 49">
          <svg:title/>
          <svg:desc/>
          <text:p text:style-name="a810" text:class-names="" text:cond-style-name=""><text:span text:style-name="a807" text:class-names="">Títul</text:span><text:span text:style-name="a808" text:class-names="">o</text:span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.78011in" svg:y1="3.96475in" svg:x2="2.6816in" svg:y2="4.17303in" draw:end-shape="id215" draw:end-glue-point="3" draw:id="id227" draw:style-name="a812" draw:name="Conexão reta 51">
          <svg:title/>
          <svg:desc/>
        </draw:connector>
        <draw:frame draw:id="id228" draw:style-name="a816" draw:name="CaixaDeTexto 53" svg:x="4.13513in" svg:y="3.75449in" svg:width="0.42289in" svg:height="0.40391in">
          <draw:text-box>
            <text:p text:style-name="a815" text:class-names="" text:cond-style-name=""><text:span text:style-name="a813" text:class-names="">M</text:span><text:span text:style-name="a814" text:class-names=""/></text:p>
          </draw:text-box>
          <svg:title/>
          <svg:desc/>
        </draw:frame>
        <draw:custom-shape svg:x="7.65911in" svg:y="3.32858in" svg:width="0.92194in" svg:height="0.31655in" draw:id="id229" draw:style-name="a820" draw:name="Oval 56">
          <svg:title/>
          <svg:desc/>
          <text:p text:style-name="a819" text:class-names="" text:cond-style-name=""><text:span text:style-name="a817" text:class-names="">Nome</text:span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48987in" svg:y1="3.57875in" draw:start-shape="id230" draw:start-glue-point="4" svg:x2="7.49468in" svg:y2="3.22533in" draw:id="id231" draw:style-name="a821" draw:name="Conexão reta 55">
          <svg:title/>
          <svg:desc/>
        </draw:connector>
        <draw:connector draw:type="line" svg:x1="6.24744in" svg:y1="3.05158in" svg:x2="7.34028in" svg:y2="2.9476in" draw:id="id232" draw:style-name="a822" draw:name="Conexão reta 57">
          <svg:title/>
          <svg:desc/>
        </draw:connector>
        <draw:connector draw:type="line" svg:x1="10.2233in" svg:y1="4.31853in" svg:x2="10.2233in" svg:y2="5.13925in" draw:id="id233" draw:style-name="a823" draw:name="Conexão reta 78">
          <svg:title/>
          <svg:desc/>
        </draw:connector>
        <draw:custom-shape svg:x="5.97242in" svg:y="2.85717in" svg:width="0.94733in" svg:height="0.42524in" draw:id="id234" draw:style-name="a827" draw:name="Oval 18">
          <svg:title/>
          <svg:desc/>
          <text:p text:style-name="a826" text:class-names="" text:cond-style-name=""><text:span text:style-name="a824" text:class-names="">Email</text:span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46534in" svg:y1="2.70755in" svg:x2="7.60506in" svg:y2="2.68909in" draw:id="id235" draw:style-name="a828" draw:name="Conexão reta 93">
          <svg:title/>
          <svg:desc/>
        </draw:connector>
        <draw:custom-shape svg:x="4.83838in" svg:y="3.82798in" svg:width="1.00589in" svg:height="0.49884in" draw:id="id236" draw:style-name="a832" draw:name="Retângulo 79">
          <svg:title/>
          <svg:desc/>
          <text:p text:style-name="a831" text:class-names="" text:cond-style-name=""><text:span text:style-name="a829" text:class-names="">Autor</text:span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7" draw:style-name="a836" draw:name="CaixaDeTexto 98" svg:x="9.21705in" svg:y="4.7726in" svg:width="1.0529in" svg:height="0.33659in">
          <draw:text-box>
            <text:p text:style-name="a835" text:class-names="" text:cond-style-name=""><text:span text:style-name="a833" text:class-names="">disjoint</text:span><text:span text:style-name="a834" text:class-names=""/></text:p>
          </draw:text-box>
          <svg:title/>
          <svg:desc/>
        </draw:frame>
        <draw:custom-shape svg:x="11.18788in" svg:y="6.2061in" svg:width="1.37067in" svg:height="0.53362in" draw:id="id238" draw:style-name="a840" draw:name="Retângulo 116">
          <svg:title/>
          <svg:desc/>
          <text:p text:style-name="a839" text:class-names="" text:cond-style-name=""><text:span text:style-name="a837" text:class-names="">Estudante</text:span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30528in" svg:y1="4.35357in" svg:x2="10.30528in" svg:y2="5.17429in" draw:id="id239" draw:style-name="a841" draw:name="Conexão reta 126">
          <svg:title/>
          <svg:desc/>
        </draw:connector>
        <draw:custom-shape svg:x="9.63485in" svg:y="4.67142in" svg:width="1.23007in" svg:height="0.73094in" draw:id="id240" draw:style-name="a845" draw:name="Triângulo isósceles 114">
          <svg:title/>
          <svg:desc/>
          <text:p text:style-name="a844" text:class-names="" text:cond-style-name=""><text:span text:style-name="a842" text:class-names="">Is-a</text:span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line" svg:x1="10.26995in" svg:y1="1.54465in" svg:x2="10.26995in" svg:y2="2.39666in" draw:end-shape="id241" draw:end-glue-point="0" draw:id="id242" draw:style-name="a846" draw:name="Conexão reta 132">
          <svg:title/>
          <svg:desc/>
        </draw:connector>
        <draw:custom-shape svg:x="8.1571in" svg:y="4.5244in" svg:width="1.0529in" svg:height="0.40391in" draw:id="id243" draw:style-name="a850" draw:name="Oval 135">
          <svg:title/>
          <svg:desc/>
          <text:p text:style-name="a849" text:class-names="" text:cond-style-name=""><text:span text:style-name="a847" text:class-names="">morada</text:span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7164in" svg:y="3.03754in" svg:width="1.47411in" svg:height="0.42512in" draw:id="id244" draw:style-name="a856" draw:name="Oval 136">
          <svg:title/>
          <svg:desc/>
          <text:p text:style-name="a855" text:class-names="" text:cond-style-name=""><text:span text:style-name="a851" text:class-names="">Data de</text:span><text:span text:style-name="a852" text:class-names=""><text:s text:c="1"/></text:span><text:span text:style-name="a853" text:class-names="">inscrição</text:span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68355in" svg:y1="4.5244in" draw:start-shape="id243" draw:start-glue-point="0" svg:x2="9.14564in" svg:y2="4.34467in" draw:id="id245" draw:style-name="a857" draw:name="Conexão reta 137">
          <svg:title/>
          <svg:desc/>
        </draw:connector>
        <draw:connector draw:type="line" svg:x1="9.17756in" svg:y1="3.43104in" svg:x2="9.17756in" svg:y2="4.11633in" draw:id="id246" draw:style-name="a858" draw:name="Conexão reta 139">
          <svg:title/>
          <svg:desc/>
        </draw:connector>
        <draw:custom-shape svg:x="9.02575in" svg:y="3.65955in" svg:width="1.74353in" svg:height="0.70346in" draw:id="id247" draw:style-name="a862" draw:name="Retângulo 112">
          <svg:title/>
          <svg:desc/>
          <text:p text:style-name="a861" text:class-names="" text:cond-style-name=""><text:span text:style-name="a859" text:class-names="">Participante</text:span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7598in" svg:y="2.39666in" svg:width="1.58794in" svg:height="0.62378in" draw:id="id241" draw:style-name="a866" draw:name="Fluxograma: Decisão 37">
          <svg:title/>
          <svg:desc/>
          <text:p text:style-name="a865" text:class-names="" text:cond-style-name=""><text:span text:style-name="a863" text:class-names="">pertence</text:span><text:span text:style-name="a864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9.91054in" svg:y1="0.69604in" svg:x2="10.22091in" svg:y2="1.12044in" draw:id="id248" draw:style-name="a867" draw:name="Conexão reta 151">
          <svg:title/>
          <svg:desc/>
        </draw:connector>
        <draw:custom-shape svg:x="10.18358in" svg:y="0.13398in" svg:width="1.31763in" svg:height="0.48679in" draw:id="id249" draw:style-name="a871" draw:name="Oval 130">
          <svg:title/>
          <svg:desc/>
          <text:p text:style-name="a870" text:class-names="" text:cond-style-name=""><text:span text:style-name="a868" text:class-names="">Nome</text:span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10195in" svg:y1="0.6486in" svg:x2="11.10195in" svg:y2="0.97325in" draw:id="id250" draw:style-name="a872" draw:name="Conexão reta 153">
          <svg:title/>
          <svg:desc/>
        </draw:connector>
        <draw:custom-shape svg:x="8.66719in" svg:y="0.35189in" svg:width="1.51545in" svg:height="0.36732in" draw:id="id251" draw:style-name="a876" draw:name="Oval 131">
          <svg:title/>
          <svg:desc/>
          <text:p text:style-name="a875" text:class-names="" text:cond-style-name=""><text:span text:style-name="a873" text:class-names="">Endereço</text:span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52" draw:style-name="a880" draw:name="CaixaDeTexto 155" svg:x="10.47662in" svg:y="3.28694in" svg:width="0.36499in" svg:height="0.40391in">
          <draw:text-box>
            <text:p text:style-name="a879" text:class-names="" text:cond-style-name=""><text:span text:style-name="a877" text:class-names="">N</text:span><text:span text:style-name="a878" text:class-names=""/></text:p>
          </draw:text-box>
          <svg:title/>
          <svg:desc/>
        </draw:frame>
        <draw:frame draw:id="id253" draw:style-name="a883" draw:name="CaixaDeTexto 156" svg:x="10.28953in" svg:y="2.0405in" svg:width="0.29461in" svg:height="0.40391in">
          <draw:text-box>
            <text:p text:style-name="a882" text:class-names="" text:cond-style-name=""><text:span text:style-name="a881" text:class-names="">1</text:span></text:p>
          </draw:text-box>
          <svg:title/>
          <svg:desc/>
        </draw:frame>
        <draw:connector draw:type="line" svg:x1="11.54177in" svg:y1="1.60923in" svg:x2="11.56467in" svg:y2="3.70852in" draw:id="id254" draw:style-name="a884" draw:name="Conexão reta 163">
          <svg:title/>
          <svg:desc/>
        </draw:connector>
        <draw:custom-shape svg:x="10.0374in" svg:y="0.97959in" svg:width="1.70135in" svg:height="0.70346in" draw:id="id255" draw:style-name="a888" draw:name="Retângulo 125">
          <svg:title/>
          <svg:desc/>
          <text:p text:style-name="a887" text:class-names="" text:cond-style-name=""><text:span text:style-name="a885" text:class-names="">Instituição</text:span><text:span text:style-name="a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1.56467in" svg:y1="4.19706in" svg:x2="11.56467in" svg:y2="4.76393in" draw:id="id256" draw:style-name="a889" draw:name="Conexão reta 165">
          <svg:title/>
          <svg:desc/>
        </draw:connector>
        <draw:custom-shape svg:x="10.99132in" svg:y="3.6167in" svg:width="1.14669in" svg:height="0.62378in" draw:id="id257" draw:style-name="a893" draw:name="Fluxograma: Decisão 162">
          <svg:title/>
          <svg:desc/>
          <text:p text:style-name="a892" text:class-names="" text:cond-style-name=""><text:span text:style-name="a890" text:class-names="">emite</text:span><text:span text:style-name="a891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11.21993in" svg:y="4.51329in" svg:width="1.30656in" svg:height="0.55405in" draw:id="id258" draw:style-name="a897" draw:name="Retângulo 167">
          <svg:title/>
          <svg:desc/>
          <text:p text:style-name="a896" text:class-names="" text:cond-style-name=""><text:span text:style-name="a894" text:class-names="">Comprovativo de inscrição</text:span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93485in" svg:y="3.13789in" svg:width="1.31672in" svg:height="0.44773in" draw:id="id259" draw:style-name="a901" draw:name="Oval 169">
          <svg:title/>
          <svg:desc/>
          <text:p text:style-name="a900" text:class-names="" text:cond-style-name=""><text:span text:style-name="a898" text:class-names="">Localização eletrónica</text:span><text:span text:style-name="a8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0" draw:style-name="a904" draw:name="CaixaDeTexto 189" svg:x="9.65853in" svg:y="0.83828in" svg:width="0.32993in" svg:height="0.40391in">
          <draw:text-box>
            <text:p text:style-name="a903" text:class-names="" text:cond-style-name=""><text:span text:style-name="a902" text:class-names="">1</text:span></text:p>
          </draw:text-box>
          <svg:title/>
          <svg:desc/>
        </draw:frame>
        <draw:frame draw:id="id261" draw:style-name="a908" draw:name="CaixaDeTexto 190" svg:x="9.20475in" svg:y="2.29499in" svg:width="0.36499in" svg:height="0.40391in">
          <draw:text-box>
            <text:p text:style-name="a907" text:class-names="" text:cond-style-name=""><text:span text:style-name="a905" text:class-names="">N</text:span><text:span text:style-name="a906" text:class-names=""/></text:p>
          </draw:text-box>
          <svg:title/>
          <svg:desc/>
        </draw:frame>
        <draw:connector draw:type="line" svg:x1="11.95192in" svg:y1="5.98043in" draw:start-shape="id222" draw:start-glue-point="2" svg:x2="11.95192in" svg:y2="6.2061in" draw:id="id262" draw:style-name="a909" draw:name="Conexão reta 194">
          <svg:title/>
          <svg:desc/>
        </draw:connector>
        <draw:frame draw:id="id263" draw:style-name="a913" draw:name="CaixaDeTexto 198" svg:x="11.98804in" svg:y="5.15503in" svg:width="0.26026in" svg:height="0.37025in">
          <draw:text-box>
            <text:p text:style-name="a912" text:class-names="" text:cond-style-name=""><text:span text:style-name="a910" text:class-names="">1</text:span><text:span text:style-name="a911" text:class-names=""/></text:p>
          </draw:text-box>
          <svg:title/>
          <svg:desc/>
        </draw:frame>
        <draw:frame draw:id="id264" draw:style-name="a917" draw:name="CaixaDeTexto 199" svg:x="11.98804in" svg:y="5.87617in" svg:width="0.36499in" svg:height="0.40391in">
          <draw:text-box>
            <text:p text:style-name="a916" text:class-names="" text:cond-style-name=""><text:span text:style-name="a914" text:class-names="">N</text:span><text:span text:style-name="a915" text:class-names=""/></text:p>
          </draw:text-box>
          <svg:title/>
          <svg:desc/>
        </draw:frame>
        <draw:connector draw:type="line" svg:x1="10.05099in" svg:y1="5.36236in" svg:x2="9.02575in" svg:y2="6.17537in" draw:id="id265" draw:style-name="a918" draw:name="Conexão reta 201">
          <svg:title/>
          <svg:desc/>
        </draw:connector>
        <draw:connector draw:type="line" svg:x1="10.68328in" svg:y1="5.36236in" svg:x2="11.45161in" svg:y2="6.2061in" draw:id="id266" draw:style-name="a919" draw:name="Conexão reta 203">
          <svg:title/>
          <svg:desc/>
        </draw:connector>
        <draw:custom-shape svg:x="7.2469in" svg:y="6.12325in" svg:width="1.9891in" svg:height="0.53362in" draw:id="id267" draw:style-name="a925" draw:name="Retângulo 200">
          <svg:title/>
          <svg:desc/>
          <text:p text:style-name="a924" text:class-names="" text:cond-style-name=""><text:span text:style-name="a920" text:class-names="">Não</text:span><text:span text:style-name="a921" text:class-names=""><text:s text:c="1"/></text:span><text:span text:style-name="a922" text:class-names="">Estudante</text:span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405in" svg:y1="6.65687in" svg:x2="8.4405in" svg:y2="7.00971in" draw:id="id268" draw:style-name="a926" draw:name="Conexão reta 206">
          <svg:title/>
          <svg:desc/>
        </draw:connector>
        <draw:custom-shape svg:x="6.87483in" svg:y="3.57875in" svg:width="1.23007in" svg:height="0.73094in" draw:id="id230" draw:style-name="a930" draw:name="Triângulo isósceles 95">
          <svg:title/>
          <svg:desc/>
          <text:p text:style-name="a929" text:class-names="" text:cond-style-name=""><text:span text:style-name="a927" text:class-names="">Is-a</text:span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6.77454in" svg:y="6.93627in" svg:width="2.54762in" svg:height="0.49884in" draw:id="id269" draw:style-name="a936" draw:name="Oval 205">
          <svg:title/>
          <svg:desc/>
          <text:p text:style-name="a935" text:class-names="" text:cond-style-name=""><text:span text:style-name="a931" text:class-names="">Referência da transição banc</text:span><text:span text:style-name="a932" text:class-names="">ári</text:span><text:span text:style-name="a933" text:class-names="">a</text:span><text:span text:style-name="a9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67717in" svg:y1="3.14152in" svg:x2="7.97513in" svg:y2="3.3457in" draw:id="id270" draw:style-name="a937" draw:name="Conexão reta 228">
          <svg:title/>
          <svg:desc/>
        </draw:connector>
        <draw:custom-shape svg:x="7.03706in" svg:y="2.50176in" svg:width="1.26086in" svg:height="0.73094in" draw:id="id271" draw:style-name="a941" draw:name="Retângulo 17">
          <svg:title/>
          <svg:desc/>
          <text:p text:style-name="a940" text:class-names="" text:cond-style-name=""><text:span text:style-name="a938" text:class-names="">Pessoa</text:span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1079in" svg:y1="3.69084in" svg:x2="7.42666in" svg:y2="3.25317in" draw:id="id272" draw:style-name="a942" draw:name="Conexão reta 243">
          <svg:title/>
          <svg:desc/>
        </draw:connector>
        <draw:connector draw:type="line" svg:x1="1.76867in" svg:y1="4.01128in" svg:x2="2.7834in" svg:y2="4.21267in" draw:id="id273" draw:style-name="a943" draw:name="Conexão reta 252">
          <svg:title/>
          <svg:desc/>
        </draw:connector>
        <draw:connector draw:type="line" svg:x1="9.56974in" svg:y1="2.75345in" svg:x2="8.30252in" svg:y2="2.74436in" draw:id="id274" draw:style-name="a944" draw:name="Conexão reta 256">
          <svg:title/>
          <svg:desc/>
        </draw:connector>
        <draw:connector draw:type="line" svg:x1="11.97865in" svg:y1="5.97225in" svg:x2="11.97865in" svg:y2="6.19791in" draw:id="id275" draw:style-name="a945" draw:name="Conexão reta 264">
          <svg:title/>
          <svg:desc/>
        </draw:connector>
        <draw:connector draw:type="line" svg:x1="11.91257in" svg:y1="5.06325in" svg:x2="11.91257in" svg:y2="5.8125in" draw:id="id276" draw:style-name="a946" draw:name="Conexão reta 265">
          <svg:title/>
          <svg:desc/>
        </draw:connector>
        <draw:custom-shape svg:x="11.50121in" svg:y="5.47995in" svg:width="0.90142in" svg:height="0.50048in" draw:id="id222" draw:style-name="a950" draw:name="Fluxograma: Decisão 179">
          <svg:title/>
          <svg:desc/>
          <text:p text:style-name="a949" text:class-names="" text:cond-style-name=""><text:span text:style-name="a947" text:class-names="">tem</text:span><text:span text:style-name="a948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11.62482in" svg:y1="4.2148in" svg:x2="11.62482in" svg:y2="4.5244in" draw:id="id277" draw:style-name="a951" draw:name="Conexão reta 268">
          <svg:title/>
          <svg:desc/>
        </draw:connector>
        <draw:frame draw:id="id278" draw:style-name="a955" draw:name="CaixaDeTexto 270" svg:x="11.71067in" svg:y="3.99252in" svg:width="0.36499in" svg:height="0.40391in">
          <draw:text-box>
            <text:p text:style-name="a954" text:class-names="" text:cond-style-name=""><text:span text:style-name="a952" text:class-names="">N</text:span><text:span text:style-name="a953" text:class-names=""/></text:p>
          </draw:text-box>
          <svg:title/>
          <svg:desc/>
        </draw:frame>
        <draw:frame draw:id="id279" draw:style-name="a959" draw:name="CaixaDeTexto 271" svg:x="11.2049in" svg:y="3.31277in" svg:width="0.32993in" svg:height="0.40391in">
          <draw:text-box>
            <text:p text:style-name="a958" text:class-names="" text:cond-style-name=""><text:span text:style-name="a956" text:class-names="">1</text:span><text:span text:style-name="a957" text:class-names=""/></text:p>
          </draw:text-box>
          <svg:title/>
          <svg:desc/>
        </draw:frame>
      </draw:page>
      <draw:page draw:name="Slide5" draw:style-name="a960" draw:master-page-name="Master1-Layout2-obj-Título-e-Objeto" presentation:presentation-page-layout-name="Master1-PPL2" draw:id="Slide-260">
        <draw:frame draw:id="id280" presentation:style-name="a964" draw:name="Título 1" svg:x="0.01313in" svg:y="-0.37334in" svg:width="6.84622in" svg:height="1.44965in" presentation:class="title" presentation:placeholder="false">
          <draw:text-box>
            <text:p text:style-name="a963" text:class-names="" text:cond-style-name=""><text:span text:style-name="a961" text:class-names="">2.4 Sistema de Gestão de um ATL</text:span><text:span text:style-name="a962" text:class-names=""/></text:p>
          </draw:text-box>
          <svg:title/>
          <svg:desc/>
        </draw:frame>
        <draw:connector draw:type="line" svg:x1="8.05429in" svg:y1="0.71436in" svg:x2="8.05429in" svg:y2="1.57481in" draw:id="id281" draw:style-name="a965" draw:name="Conexão reta 3">
          <svg:title/>
          <svg:desc/>
        </draw:connector>
        <draw:connector draw:type="line" svg:x1="5.8141in" svg:y1="3.35069in" svg:x2="7.93075in" svg:y2="3.38968in" draw:id="id282" draw:style-name="a966" draw:name="Conexão reta 8">
          <svg:title/>
          <svg:desc/>
        </draw:connector>
        <draw:connector draw:type="line" svg:x1="10.015in" svg:y1="3.37163in" svg:x2="8.16949in" svg:y2="3.37604in" draw:id="id283" draw:style-name="a967" draw:name="Conexão reta 9">
          <svg:title/>
          <svg:desc/>
        </draw:connector>
        <draw:connector draw:type="line" svg:x1="4.92065in" svg:y1="6.02972in" svg:x2="4.99905in" svg:y2="6.02972in" draw:id="id284" draw:style-name="a968" draw:name="Conexão reta 10">
          <svg:title/>
          <svg:desc/>
        </draw:connector>
        <draw:custom-shape svg:x="6.87242in" svg:y="0.08986in" svg:width="2.25675in" svg:height="0.61263in" draw:id="id285" draw:style-name="a972" draw:name="Oval 13">
          <svg:title/>
          <svg:desc/>
          <text:p text:style-name="a971" text:class-names="" text:cond-style-name=""><text:span text:style-name="a969" text:class-names="">Nº Cartão de cidadão</text:span><text:span text:style-name="a9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32603in" svg:y="0.81988in" svg:width="0.92194in" svg:height="0.31655in" draw:id="id286" draw:style-name="a976" draw:name="Oval 16">
          <svg:title/>
          <svg:desc/>
          <text:p text:style-name="a975" text:class-names="" text:cond-style-name=""><text:span text:style-name="a973" text:class-names="">Nome</text:span><text:span text:style-name="a9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10548in" svg:y1="3.09268in" svg:x2="8.0939in" svg:y2="2.49469in" draw:id="id287" draw:style-name="a977" draw:name="Conexão reta 17">
          <svg:title/>
          <svg:desc/>
        </draw:connector>
        <draw:connector draw:type="line" svg:x1="10.78773in" svg:y1="3.58324in" svg:x2="10.78995in" svg:y2="4.2067in" draw:id="id288" draw:style-name="a978" draw:name="Conexão reta 19">
          <svg:title/>
          <svg:desc/>
        </draw:connector>
        <draw:custom-shape svg:x="9.45105in" svg:y="2.30525in" svg:width="0.94733in" svg:height="0.42524in" draw:id="id289" draw:style-name="a982" draw:name="Oval 20">
          <svg:title/>
          <svg:desc/>
          <text:p text:style-name="a981" text:class-names="" text:cond-style-name=""><text:span text:style-name="a979" text:class-names="">Email</text:span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40281in" svg:y="3.09268in" svg:width="1.00589in" svg:height="0.49884in" draw:id="id290" draw:style-name="a986" draw:name="Retângulo 22">
          <svg:title/>
          <svg:desc/>
          <text:p text:style-name="a985" text:class-names="" text:cond-style-name=""><text:span text:style-name="a983" text:class-names="">Aluno</text:span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1" draw:style-name="a990" draw:name="CaixaDeTexto 23" svg:x="8.39009in" svg:y="2.90267in" svg:width="1.0529in" svg:height="0.33659in">
          <draw:text-box>
            <text:p text:style-name="a989" text:class-names="" text:cond-style-name=""><text:span text:style-name="a987" text:class-names="">disjoint</text:span><text:span text:style-name="a988" text:class-names=""/></text:p>
          </draw:text-box>
          <svg:title/>
          <svg:desc/>
        </draw:frame>
        <draw:custom-shape svg:x="12.05733in" svg:y="4.99921in" svg:width="0.99043in" svg:height="0.64073in" draw:id="id292" draw:style-name="a994" draw:name="Retângulo 24">
          <svg:title/>
          <svg:desc/>
          <text:p text:style-name="a993" text:class-names="" text:cond-style-name=""><text:span text:style-name="a991" text:class-names="">Encarregado de educação</text:span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86971in" svg:y1="3.61828in" svg:x2="10.86971in" svg:y2="4.43899in" draw:id="id293" draw:style-name="a995" draw:name="Conexão reta 25">
          <svg:title/>
          <svg:desc/>
        </draw:connector>
        <draw:custom-shape svg:x="9.24792in" svg:y="1.04618in" svg:width="1.0529in" svg:height="0.40391in" draw:id="id294" draw:style-name="a999" draw:name="Oval 28">
          <svg:title/>
          <svg:desc/>
          <text:p text:style-name="a998" text:class-names="" text:cond-style-name=""><text:span text:style-name="a996" text:class-names="">morada</text:span><text:span text:style-name="a9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6862in" svg:y="0.81976in" svg:width="1.47411in" svg:height="0.42512in" draw:id="id295" draw:style-name="a1005" draw:name="Oval 29">
          <svg:title/>
          <svg:desc/>
          <text:p text:style-name="a1004" text:class-names="" text:cond-style-name=""><text:span text:style-name="a1000" text:class-names="">Data de</text:span><text:span text:style-name="a1001" text:class-names=""><text:s text:c="1"/></text:span><text:span text:style-name="a1002" text:class-names="">nascimento</text:span><text:span text:style-name="a10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40211in" svg:y1="1.39094in" draw:start-shape="id294" draw:start-glue-point="5" svg:x2="9.03351in" svg:y2="1.62571in" draw:id="id296" draw:style-name="a1006" draw:name="Conexão reta 30">
          <svg:title/>
          <svg:desc/>
        </draw:connector>
        <draw:connector draw:type="line" svg:x1="9.74198in" svg:y1="2.69574in" svg:x2="9.74198in" svg:y2="3.38104in" draw:id="id297" draw:style-name="a1007" draw:name="Conexão reta 31">
          <svg:title/>
          <svg:desc/>
        </draw:connector>
        <draw:custom-shape svg:x="9.59018in" svg:y="2.92426in" svg:width="1.81585in" svg:height="0.70346in" draw:id="id298" draw:style-name="a1011" draw:name="Retângulo 32">
          <svg:title/>
          <svg:desc/>
          <text:p text:style-name="a1010" text:class-names="" text:cond-style-name=""><text:span text:style-name="a1008" text:class-names="">Adulto</text:span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45666in" svg:y1="1.21036in" svg:x2="7.76703in" svg:y2="1.63476in" draw:id="id299" draw:style-name="a1012" draw:name="Conexão reta 34">
          <svg:title/>
          <svg:desc/>
        </draw:connector>
        <draw:connector draw:type="line" svg:x1="10.21117in" svg:y1="4.6872in" draw:start-shape="id300" draw:start-glue-point="6" svg:x2="9.20768in" svg:y2="4.6872in" draw:id="id301" draw:style-name="a1013" draw:name="Conexão reta 48">
          <svg:title/>
          <svg:desc/>
        </draw:connector>
        <draw:custom-shape svg:x="8.05429in" svg:y="5.01964in" svg:width="1.41209in" svg:height="0.53362in" draw:id="id302" draw:style-name="a1017" draw:name="Retângulo 50">
          <svg:title/>
          <svg:desc/>
          <text:p text:style-name="a1016" text:class-names="" text:cond-style-name=""><text:span text:style-name="a1014" text:class-names="">Professor</text:span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83616in" svg:y1="4.64636in" svg:x2="10.83616in" svg:y2="4.99921in" draw:id="id303" draw:style-name="a1018" draw:name="Conexão reta 51">
          <svg:title/>
          <svg:desc/>
        </draw:connector>
        <draw:custom-shape svg:x="7.43926in" svg:y="2.84345in" svg:width="1.23007in" svg:height="0.73094in" draw:id="id304" draw:style-name="a1022" draw:name="Triângulo isósceles 52">
          <svg:title/>
          <svg:desc/>
          <text:p text:style-name="a1021" text:class-names="" text:cond-style-name=""><text:span text:style-name="a1019" text:class-names="">Is-a</text:span><text:span text:style-name="a102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line" svg:x1="8.69477in" svg:y1="1.1378in" svg:x2="8.56253in" svg:y2="1.60142in" draw:id="id305" draw:style-name="a1023" draw:name="Conexão reta 53">
          <svg:title/>
          <svg:desc/>
        </draw:connector>
        <draw:custom-shape svg:x="7.59512in" svg:y="1.5597in" svg:width="1.43838in" svg:height="0.93772in" draw:id="id306" draw:style-name="a1027" draw:name="Retângulo 54">
          <svg:title/>
          <svg:desc/>
          <text:p text:style-name="a1026" text:class-names="" text:cond-style-name=""><text:span text:style-name="a1024" text:class-names="">Pessoa</text:span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02382in" svg:y1="2.93509in" svg:x2="8.03969in" svg:y2="2.49741in" draw:id="id307" draw:style-name="a1028" draw:name="Conexão reta 55">
          <svg:title/>
          <svg:desc/>
        </draw:connector>
        <draw:connector draw:type="line" svg:x1="12.44859in" svg:y1="4.62529in" svg:x2="12.44859in" svg:y2="5.00347in" draw:id="id308" draw:style-name="a1029" draw:name="Conexão reta 58">
          <svg:title/>
          <svg:desc/>
        </draw:connector>
        <draw:connector draw:type="line" svg:x1="11.10448in" svg:y1="4.62529in" svg:x2="12.44859in" svg:y2="4.62529in" draw:id="id309" draw:style-name="a1030" draw:name="Conexão reta 49">
          <svg:title/>
          <svg:desc/>
        </draw:connector>
        <draw:custom-shape svg:x="10.21117in" svg:y="3.95626in" svg:width="1.23007in" svg:height="0.73094in" draw:id="id300" draw:style-name="a1034" draw:name="Triângulo isósceles 26">
          <svg:title/>
          <svg:desc/>
          <text:p text:style-name="a1033" text:class-names="" text:cond-style-name=""><text:span text:style-name="a1031" text:class-names="">Is-a</text:span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onnector draw:type="line" svg:x1="9.19578in" svg:y1="4.66707in" svg:x2="9.19578in" svg:y2="5.01991in" draw:id="id310" draw:style-name="a1035" draw:name="Conexão reta 80">
          <svg:title/>
          <svg:desc/>
        </draw:connector>
        <draw:custom-shape svg:x="9.74198in" svg:y="4.99921in" svg:width="1.44811in" svg:height="0.63792in" draw:id="id311" draw:style-name="a1044" draw:name="Retângulo 81">
          <svg:title/>
          <svg:desc/>
          <text:p text:style-name="a1043" text:class-names="" text:cond-style-name=""><text:span text:style-name="a1036" text:class-names="">Pessoas</text:span><text:span text:style-name="a1037" text:class-names=""><text:s text:c="1"/></text:span><text:span text:style-name="a1038" text:class-names="">com</text:span><text:span text:style-name="a1039" text:class-names=""><text:s text:c="1"/></text:span><text:span text:style-name="a1040" text:class-names="">au</text:span><text:span text:style-name="a1041" text:class-names="">torização para entregar/levantar o aluno</text:span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1434in" svg:y="2.29583in" svg:width="1.99328in" svg:height="0.42524in" draw:id="id312" draw:style-name="a1048" draw:name="Oval 82">
          <svg:title/>
          <svg:desc/>
          <text:p text:style-name="a1047" text:class-names="" text:cond-style-name=""><text:span text:style-name="a1045" text:class-names="">Nº telemóvel</text:span><text:span text:style-name="a10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10704in" svg:y1="2.69574in" svg:x2="11.10704in" svg:y2="2.92426in" draw:id="id313" draw:style-name="a1049" draw:name="Conexão reta 83">
          <svg:title/>
          <svg:desc/>
        </draw:connector>
        <draw:custom-shape svg:x="10.71851in" svg:y="6.08565in" svg:width="1.75607in" svg:height="0.64174in" draw:id="id314" draw:style-name="a1053" draw:name="Fluxograma: Decisão 87">
          <svg:title/>
          <svg:desc/>
          <text:p text:style-name="a1052" text:class-names="" text:cond-style-name=""><text:span text:style-name="a1050" text:class-names="">Grau de parentesco<text:s text:c="1"/></text:span><text:span text:style-name="a1051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4.83233in" svg:y="5.77337in" svg:width="1.34681in" svg:height="0.4345in" draw:id="id315" draw:style-name="a1057" draw:name="Retângulo 88">
          <svg:title/>
          <svg:desc/>
          <text:p text:style-name="a1056" text:class-names="" text:cond-style-name=""><text:span text:style-name="a1054" text:class-names="">Turma</text:span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6804in" svg:y1="6.21538in" svg:x2="5.69019in" svg:y2="6.54665in" draw:end-shape="id316" draw:end-glue-point="4" draw:id="id317" draw:style-name="a1058" draw:name="Conexão reta 89">
          <svg:title/>
          <svg:desc/>
        </draw:connector>
        <draw:custom-shape svg:width="2.06799in" svg:height="0.53362in" draw:id="id318" draw:style-name="a1062" draw:transform="translate(-1.03399in -0.26681in) rotate(-6.22901) translate(6.51873in 6.7807in)" draw:name="Oval 90">
          <svg:title/>
          <svg:desc/>
          <text:p text:style-name="a1061" text:class-names="" text:cond-style-name=""><text:span text:style-name="a1059" text:class-names="">Classe<text:s text:c="1"/></text:span><text:span text:style-name="a10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2.37965in" svg:height="0.71662in" draw:id="id316" draw:style-name="a1065" draw:transform="translate(-1.18982in -0.35831in) rotate(-6.21219) translate(6.54738in 6.73969in)" draw:name="Oval 91">
          <svg:title/>
          <svg:desc/>
          <text:p text:style-name="a1064" text:class-names="" text:cond-style-name=""><text:span text:style-name="a10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98153in" svg:y="5.72354in" svg:width="1.52935in" svg:height="0.76511in" draw:id="id319" draw:style-name="a1070" draw:name="Oval 92">
          <svg:title/>
          <svg:desc/>
          <text:p text:style-name="a1068" text:class-names="" text:cond-style-name=""><text:span text:style-name="a1066" text:class-names="">Ano letivo</text:span><text:span text:style-name="a10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1.93033in" svg:y1="5.32502in" draw:start-shape="id320" draw:start-glue-point="1" svg:x2="11.18684in" svg:y2="5.32502in" draw:id="id321" draw:style-name="a1071" draw:name="Conexão reta 101">
          <svg:title/>
          <svg:desc/>
        </draw:connector>
        <draw:custom-shape svg:x="11.26276in" svg:y="5.22016in" svg:width="0.66758in" svg:height="0.20972in" draw:id="id320" draw:style-name="a1075" draw:name="Fluxograma: Decisão 100">
          <svg:title/>
          <svg:desc/>
          <text:p text:style-name="a1074" text:class-names="" text:cond-style-name=""><text:span text:style-name="a1072" text:class-names="">é</text:span><text:span text:style-name="a1073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12.05733in" svg:y1="5.31957in" draw:start-shape="id292" draw:start-glue-point="3" svg:x2="11.93033in" svg:y2="5.31817in" draw:id="id322" draw:style-name="a1076" draw:name="Conexão reta 104">
          <svg:title/>
          <svg:desc/>
        </draw:connector>
        <draw:frame draw:id="id323" draw:style-name="a1080" draw:name="CaixaDeTexto 107" svg:x="11.74874in" svg:y="5.09129in" svg:width="1.0529in" svg:height="0.23561in">
          <draw:text-box>
            <text:p text:style-name="a1079" text:class-names="" text:cond-style-name=""><text:span text:style-name="a1077" text:class-names="">1</text:span><text:span text:style-name="a1078" text:class-names=""/></text:p>
          </draw:text-box>
          <svg:title/>
          <svg:desc/>
        </draw:frame>
        <draw:frame draw:id="id324" draw:style-name="a1084" draw:name="CaixaDeTexto 108" svg:x="11.1588in" svg:y="5.08443in" svg:width="0.28245in" svg:height="0.23561in">
          <draw:text-box>
            <text:p text:style-name="a1083" text:class-names="" text:cond-style-name=""><text:span text:style-name="a1081" text:class-names="">N</text:span><text:span text:style-name="a1082" text:class-names=""/></text:p>
          </draw:text-box>
          <svg:title/>
          <svg:desc/>
        </draw:frame>
        <draw:connector draw:type="line" svg:x1="4.92065in" svg:y1="5.77337in" svg:x2="4.69942in" svg:y2="5.40299in" draw:id="id325" draw:style-name="a1085" draw:name="Conexão reta 109">
          <svg:title/>
          <svg:desc/>
        </draw:connector>
        <draw:custom-shape svg:x="3.62699in" svg:y="4.92361in" svg:width="2.06799in" svg:height="0.53362in" draw:id="id326" draw:style-name="a1089" draw:name="Oval 111">
          <svg:title/>
          <svg:desc/>
          <text:p text:style-name="a1088" text:class-names="" text:cond-style-name=""><text:span text:style-name="a1086" text:class-names="">Identificador</text:span><text:span text:style-name="a10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85842in" svg:y="4.99285in" svg:width="2.06799in" svg:height="0.53362in" draw:id="id327" draw:style-name="a1093" draw:name="Oval 112">
          <svg:title/>
          <svg:desc/>
          <text:p text:style-name="a1092" text:class-names="" text:cond-style-name=""><text:span text:style-name="a1090" text:class-names="">Designação</text:span><text:span text:style-name="a10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74615in" svg:y="2.00769in" svg:width="1.61071in" svg:height="0.44136in" draw:id="id328" draw:style-name="a1097" draw:name="Retângulo 115">
          <svg:title/>
          <svg:desc/>
          <text:p text:style-name="a1096" text:class-names="" text:cond-style-name=""><text:span text:style-name="a1094" text:class-names="">Atividade</text:span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74601in" svg:y1="5.75666in" svg:x2="6.02599in" svg:y2="5.39868in" draw:id="id329" draw:style-name="a1098" draw:name="Conexão reta 117">
          <svg:title/>
          <svg:desc/>
        </draw:connector>
        <draw:connector draw:type="line" svg:x1="4.83233in" svg:y1="5.99062in" draw:start-shape="id315" draw:start-glue-point="3" svg:x2="4.51468in" svg:y2="6.06757in" draw:id="id330" draw:style-name="a1099" draw:name="Conexão reta 120">
          <svg:title/>
          <svg:desc/>
        </draw:connector>
        <draw:connector draw:type="line" svg:x1="8.75665in" svg:y1="5.90584in" svg:x2="8.75665in" svg:y2="5.52647in" draw:id="id331" draw:style-name="a1100" draw:name="Conexão reta 122">
          <svg:title/>
          <svg:desc/>
        </draw:connector>
        <draw:custom-shape svg:x="7.78514in" svg:y="5.68021in" svg:width="1.95684in" svg:height="0.64174in" draw:id="id332" draw:style-name="a1104" draw:name="Fluxograma: Decisão 124">
          <svg:title/>
          <svg:desc/>
          <text:p text:style-name="a1103" text:class-names="" text:cond-style-name=""><text:span text:style-name="a1101" text:class-names="">ensina</text:span><text:span text:style-name="a1102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6.17914in" svg:y1="5.99062in" draw:start-shape="id315" draw:start-glue-point="1" svg:x2="7.78514in" svg:y2="6.00108in" draw:end-shape="id332" draw:end-glue-point="3" draw:id="id333" draw:style-name="a1105" draw:name="Conexão reta 125">
          <svg:title/>
          <svg:desc/>
        </draw:connector>
        <draw:custom-shape svg:x="7.79908in" svg:y="3.95077in" svg:width="1.67411in" svg:height="0.7646in" draw:id="id334" draw:style-name="a1109" draw:name="Oval 128">
          <svg:title/>
          <svg:desc/>
          <text:p text:style-name="a1108" text:class-names="" text:cond-style-name=""><text:span text:style-name="a1106" text:class-names="">Nº de funcionário</text:span><text:span text:style-name="a11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63614in" svg:y1="4.71537in" draw:start-shape="id334" draw:start-glue-point="2" svg:x2="8.6726in" svg:y2="5.03392in" draw:id="id335" draw:style-name="a1110" draw:name="Conexão reta 129">
          <svg:title/>
          <svg:desc/>
        </draw:connector>
        <draw:custom-shape svg:x="2.45055in" svg:y="6.60097in" svg:width="2.59897in" svg:height="0.62445in" draw:id="id336" draw:style-name="a1114" draw:name="Oval 131">
          <svg:title/>
          <svg:desc/>
          <text:p text:style-name="a1113" text:class-names="" text:cond-style-name=""><text:span text:style-name="a1111" text:class-names="">Nº máximo de alunos</text:span><text:span text:style-name="a11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66891in" svg:y1="6.69241in" draw:start-shape="id336" draw:start-glue-point="7" svg:x2="5.12641in" svg:y2="6.22459in" draw:id="id337" draw:style-name="a1115" draw:name="Conexão reta 132">
          <svg:title/>
          <svg:desc/>
        </draw:connector>
        <draw:connector draw:type="line" svg:x1="5.69019in" svg:y1="5.77337in" svg:x2="5.90575in" svg:y2="3.59152in" draw:end-shape="id290" draw:end-glue-point="2" draw:id="id338" draw:style-name="a1116" draw:name="Conexão reta 134">
          <svg:title/>
          <svg:desc/>
        </draw:connector>
        <draw:custom-shape svg:x="4.78582in" svg:y="4.09876in" svg:width="2.11665in" svg:height="0.64174in" draw:id="id339" draw:style-name="a1120" draw:name="Fluxograma: Decisão 138">
          <svg:title/>
          <svg:desc/>
          <text:p text:style-name="a1119" text:class-names="" text:cond-style-name=""><text:span text:style-name="a1117" text:class-names="">pertence</text:span><text:span text:style-name="a1118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svg:x="3.06876in" svg:y="1.94987in" svg:width="2.11879in" svg:height="0.66567in" draw:id="id340" draw:style-name="a1124" draw:name="Fluxograma: Decisão 140">
          <svg:title/>
          <svg:desc/>
          <text:p text:style-name="a1123" text:class-names="" text:cond-style-name=""><text:span text:style-name="a1121" text:class-names="">participa</text:span><text:span text:style-name="a1122" text:class-names=""/></text:p>
          <draw:enhanced-geometry xmlns:dr3d="urn:oasis:names:tc:opendocument:xmlns:dr3d:1.0" draw:type="non-primitive" svg:viewBox="0 0 2 2" draw:enhanced-path="M 0 1 L 1 0 2 1 1 2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type="line" svg:x1="0.74615in" svg:y1="2.90267in" svg:x2="0.87974in" svg:y2="2.43488in" draw:id="id341" draw:style-name="a1125" draw:name="Conexão reta 141">
          <svg:title/>
          <svg:desc/>
        </draw:connector>
        <draw:custom-shape svg:x="0.01313in" svg:y="2.63586in" svg:width="2.06799in" svg:height="0.53362in" draw:id="id342" draw:style-name="a1129" draw:name="Oval 143">
          <svg:title/>
          <svg:desc/>
          <text:p text:style-name="a1128" text:class-names="" text:cond-style-name=""><text:span text:style-name="a1126" text:class-names="">Identificador</text:span><text:span text:style-name="a11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12462in" svg:y="1.17364in" svg:width="2.06799in" svg:height="0.53362in" draw:id="id343" draw:style-name="a1133" draw:name="Oval 144">
          <svg:title/>
          <svg:desc/>
          <text:p text:style-name="a1132" text:class-names="" text:cond-style-name=""><text:span text:style-name="a1130" text:class-names="">Designação</text:span><text:span text:style-name="a11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0.87863in" svg:y1="1.99576in" svg:x2="0.81294in" svg:y2="1.6771in" draw:id="id344" draw:style-name="a1134" draw:name="Conexão reta 145">
          <svg:title/>
          <svg:desc/>
        </draw:connector>
        <draw:connector draw:type="line" svg:x1="2.27963in" svg:y1="2.00769in" svg:x2="2.53279in" svg:y2="1.69676in" draw:id="id345" draw:style-name="a1135" draw:name="Conexão reta 147">
          <svg:title/>
          <svg:desc/>
        </draw:connector>
        <draw:custom-shape svg:x="2.35119in" svg:y="1.28361in" svg:width="1.08273in" svg:height="0.51679in" draw:id="id346" draw:style-name="a1140" draw:name="Oval 149">
          <svg:title/>
          <svg:desc/>
          <text:p text:style-name="a1138" text:class-names="" text:cond-style-name=""><text:span text:style-name="a1136" text:class-names="">custo</text:span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34697in" svg:y1="2.26321in" svg:x2="3.06876in" svg:y2="2.2827in" draw:end-shape="id340" draw:end-glue-point="3" draw:id="id347" draw:style-name="a1141" draw:name="Conexão reta 151">
          <svg:title/>
          <svg:desc/>
        </draw:connector>
        <draw:connector draw:type="line" svg:x1="5.1816in" svg:y1="2.2755in" svg:x2="5.90339in" svg:y2="2.295in" draw:id="id348" draw:style-name="a1142" draw:name="Conexão reta 156">
          <svg:title/>
          <svg:desc/>
        </draw:connector>
        <draw:connector draw:type="line" svg:x1="5.90339in" svg:y1="2.30027in" svg:x2="5.90575in" svg:y2="3.09268in" draw:end-shape="id290" draw:end-glue-point="0" draw:id="id349" draw:style-name="a1143" draw:name="Conexão reta 157">
          <svg:title/>
          <svg:desc/>
        </draw:connector>
        <draw:connector draw:type="line" svg:x1="12.55254in" svg:y1="5.63994in" draw:start-shape="id292" draw:start-glue-point="2" svg:x2="12.44859in" svg:y2="6.389in" draw:id="id350" draw:style-name="a1144" draw:name="Conexão reta 159">
          <svg:title/>
          <svg:desc/>
        </draw:connector>
        <draw:connector draw:type="line" svg:x1="10.46604in" svg:y1="5.63713in" draw:start-shape="id311" draw:start-glue-point="2" svg:x2="10.73514in" svg:y2="6.40162in" draw:id="id351" draw:style-name="a1145" draw:name="Conexão reta 161">
          <svg:title/>
          <svg:desc/>
        </draw:connector>
        <draw:connector draw:type="line" svg:x1="11.59655in" svg:y1="6.72259in" svg:x2="11.59216in" svg:y2="7.25559in" draw:id="id352" draw:style-name="a1146" draw:name="Conexão reta 163">
          <svg:title/>
          <svg:desc/>
        </draw:connector>
        <draw:connector draw:type="line" svg:x1="1.2967in" svg:y1="7.25559in" svg:x2="11.59216in" svg:y2="7.25559in" draw:id="id353" draw:style-name="a1147" draw:name="Conexão reta 165">
          <svg:title/>
          <svg:desc/>
        </draw:connector>
        <draw:connector draw:type="line" svg:x1="1.29232in" svg:y1="3.5744in" svg:x2="1.30894in" svg:y2="7.27221in" draw:id="id354" draw:style-name="a1148" draw:name="Conexão reta 167">
          <svg:title/>
          <svg:desc/>
        </draw:connector>
        <draw:connector draw:type="line" svg:x1="1.28754in" svg:y1="3.56593in" svg:x2="5.39727in" svg:y2="3.56593in" draw:id="id355" draw:style-name="a1149" draw:name="Conexão reta 169">
          <svg:title/>
          <svg:desc/>
        </draw:connector>
        <draw:frame draw:id="id356" draw:style-name="a1152" draw:name="CaixaDeTexto 171" svg:x="5.86312in" svg:y="3.71346in" svg:width="0.42016in" svg:height="0.40391in">
          <draw:text-box>
            <text:p text:style-name="a1151" text:class-names="" text:cond-style-name=""><text:span text:style-name="a1150" text:class-names="">N</text:span></text:p>
          </draw:text-box>
          <svg:title/>
          <svg:desc/>
        </draw:frame>
        <draw:frame draw:id="id357" draw:style-name="a1156" draw:name="CaixaDeTexto 172" svg:x="5.53546in" svg:y="4.7007in" svg:width="0.87025in" svg:height="0.40391in">
          <draw:text-box>
            <text:p text:style-name="a1155" text:class-names="" text:cond-style-name=""><text:span text:style-name="a1153" text:class-names="">1</text:span><text:span text:style-name="a1154" text:class-names=""/></text:p>
          </draw:text-box>
          <svg:title/>
          <svg:desc/>
        </draw:frame>
        <draw:frame draw:id="id358" draw:style-name="a1159" draw:name="CaixaDeTexto 173" svg:x="4.99205in" svg:y="1.88764in" svg:width="0.37438in" svg:height="0.40391in">
          <draw:text-box>
            <text:p text:style-name="a1158" text:class-names="" text:cond-style-name=""><text:span text:style-name="a1157" text:class-names="">N</text:span></text:p>
          </draw:text-box>
          <svg:title/>
          <svg:desc/>
        </draw:frame>
        <draw:frame draw:id="id359" draw:style-name="a1163" draw:name="CaixaDeTexto 174" svg:x="2.77392in" svg:y="1.94141in" svg:width="0.32208in" svg:height="0.40391in">
          <draw:text-box>
            <text:p text:style-name="a1162" text:class-names="" text:cond-style-name=""><text:span text:style-name="a1160" text:class-names="">M</text:span><text:span text:style-name="a1161" text:class-names=""/></text:p>
          </draw:text-box>
          <svg:title/>
          <svg:desc/>
        </draw:frame>
        <draw:frame draw:id="id360" draw:style-name="a1167" draw:name="CaixaDeTexto 175" svg:x="8.8263in" svg:y="5.47117in" svg:width="0.28201in" svg:height="0.33659in">
          <draw:text-box>
            <text:p text:style-name="a1166" text:class-names="" text:cond-style-name=""><text:span text:style-name="a1164" text:class-names="">1</text:span><text:span text:style-name="a1165" text:class-names=""/></text:p>
          </draw:text-box>
          <svg:title/>
          <svg:desc/>
        </draw:frame>
        <draw:frame draw:id="id361" draw:style-name="a1170" draw:name="CaixaDeTexto 176" svg:x="7.5029in" svg:y="5.6058in" svg:width="0.37438in" svg:height="0.40391in">
          <draw:text-box>
            <text:p text:style-name="a1169" text:class-names="" text:cond-style-name=""><text:span text:style-name="a1168" text:class-names="">1</text:span></text:p>
          </draw:text-box>
          <svg:title/>
          <svg:desc/>
        </draw:frame>
        <draw:frame draw:id="id362" draw:style-name="a1174" draw:name="CaixaDeTexto 179" svg:x="12.27519in" svg:y="6.10594in" svg:width="1.0529in" svg:height="0.27769in">
          <draw:text-box>
            <text:p text:style-name="a1173" text:class-names="" text:cond-style-name=""><text:span text:style-name="a1171" text:class-names="">1</text:span><text:span text:style-name="a1172" text:class-names=""/></text:p>
          </draw:text-box>
          <svg:title/>
          <svg:desc/>
        </draw:frame>
        <draw:frame draw:id="id363" draw:style-name="a1177" draw:name="CaixaDeTexto 180" svg:x="10.67362in" svg:y="6.08575in" svg:width="1.0529in" svg:height="0.27769in">
          <draw:text-box>
            <text:p text:style-name="a1176" text:class-names="" text:cond-style-name=""><text:span text:style-name="a1175" text:class-names="">N</text:span></text:p>
          </draw:text-box>
          <svg:title/>
          <svg:desc/>
        </draw:frame>
        <draw:frame draw:id="id364" draw:style-name="a1180" draw:name="CaixaDeTexto 181" svg:x="11.53088in" svg:y="6.68765in" svg:width="1.0529in" svg:height="0.27769in">
          <draw:text-box>
            <text:p text:style-name="a1179" text:class-names="" text:cond-style-name=""><text:span text:style-name="a1178" text:class-names="">1</text:span></text:p>
          </draw:text-box>
          <svg:title/>
          <svg:desc/>
        </draw:frame>
        <draw:connector draw:type="line" svg:x1="6.16638in" svg:y1="6.02608in" svg:x2="7.77238in" svg:y2="6.03654in" draw:id="id365" draw:style-name="a1181" draw:name="Conexão reta 196">
          <svg:title/>
          <svg:desc/>
        </draw:connector>
        <draw:connector draw:type="line" svg:x1="5.84185in" svg:y1="4.72566in" svg:x2="5.73054in" svg:y2="5.78189in" draw:id="id366" draw:style-name="a1182" draw:name="Conexão reta 197">
          <svg:title/>
          <svg:desc/>
        </draw:connector>
        <draw:connector draw:type="line" svg:x1="12.47264in" svg:y1="5.60548in" svg:x2="12.36869in" svg:y2="6.35454in" draw:id="id367" draw:style-name="a1183" draw:name="Conexão reta 201">
          <svg:title/>
          <svg:desc/>
        </draw:connector>
        <draw:connector draw:type="line" svg:x1="1.01667in" svg:y1="3.38968in" svg:x2="5.39727in" svg:y2="3.38968in" draw:id="id368" draw:style-name="a1184" draw:name="Conexão reta 202">
          <svg:title/>
          <svg:desc/>
        </draw:connector>
        <draw:connector draw:type="line" svg:x1="1.00967in" svg:y1="3.40406in" svg:x2="1.02534in" svg:y2="7.38892in" draw:id="id369" draw:style-name="a1185" draw:name="Conexão reta 204">
          <svg:title/>
          <svg:desc/>
        </draw:connector>
        <draw:connector draw:type="line" svg:x1="1.02534in" svg:y1="7.38892in" svg:x2="11.77654in" svg:y2="7.38316in" draw:id="id370" draw:style-name="a1186" draw:name="Conexão reta 206">
          <svg:title/>
          <svg:desc/>
        </draw:connector>
        <draw:connector draw:type="line" svg:x1="11.7309in" svg:y1="6.70594in" svg:x2="11.74874in" svg:y2="7.38316in" draw:id="id371" draw:style-name="a1187" draw:name="Conexão reta 210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568" draw:display-name="SysDot" draw:style="rect" draw:dots1="1" draw:dots1-length="0.0625in" draw:dots2="0" draw:dots2-length="0in" draw:distance="0.0625in"/>
    <draw:stroke-dash draw:name="a1139" draw:display-name="SysDot" draw:style="rect" draw:dots1="1" draw:dots1-length="0.0625in" draw:dots2="0" draw:dots2-length="0in" draw:distance="0.0625in"/>
    <draw:stroke-dash draw:name="a429" draw:display-name="SysDot" draw:style="rect" draw:dots1="1" draw:dots1-length="0.0625in" draw:dots2="0" draw:dots2-length="0in" draw:distance="0.0625in"/>
    <draw:stroke-dash draw:name="a1069" draw:display-name="SysDot" draw:style="rect" draw:dots1="1" draw:dots1-length="0.0625in" draw:dots2="0" draw:dots2-length="0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Marcador de Posição do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Marcador de Posição do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Posição d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osição do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Posição do Número do Diapositivo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o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estilo de título do Modelo Global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e subtítulo do Modelo Global</text:span><text:span text:style-name="a40" text:class-names=""/></text:p>
        </draw:text-box>
        <svg:title/>
        <svg:desc/>
      </draw:frame>
      <draw:frame draw:id="id7" presentation:style-name="a47" draw:name="Marcador de Posição d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osição do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Posição do Número do Diapositivo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e-Objet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estilo de título do Modelo Global</text:span><text:span text:style-name="a57" text:class-names=""/></text:p>
        </draw:text-box>
        <svg:title/>
        <svg:desc/>
      </draw:frame>
      <draw:frame draw:id="id11" presentation:style-name="a76" draw:name="Marcador de Posição de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s estilos do texto de Modelo Global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Posição d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osição do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Posição do Número do Diapositivo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beçalho-da-Sec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estilo de título do Modelo Global</text:span><text:span text:style-name="a91" text:class-names=""/></text:p>
        </draw:text-box>
        <svg:title/>
        <svg:desc/>
      </draw:frame>
      <draw:frame draw:id="id16" presentation:style-name="a97" draw:name="Marcador de Posição do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102" draw:name="Marcador de Posição d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osição do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Posição do Número do Diapositivo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Conteúdo-Dupl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estilo de título do Modelo Global</text:span><text:span text:style-name="a112" text:class-names=""/></text:p>
        </draw:text-box>
        <svg:title/>
        <svg:desc/>
      </draw:frame>
      <draw:frame draw:id="id21" presentation:style-name="a131" draw:name="Marcador de Posição de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Posição de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o texto de Modelo Global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Posição d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osição do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Posição do Número do Diapositivo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estilo de título do Modelo Global</text:span><text:span text:style-name="a163" text:class-names=""/></text:p>
        </draw:text-box>
        <svg:title/>
        <svg:desc/>
      </draw:frame>
      <draw:frame draw:id="id27" presentation:style-name="a169" draw:name="Marcador de Posição do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86" draw:name="Marcador de Posição de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s estilos do texto de Modelo Global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Posição do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207" draw:name="Marcador de Posição de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 do texto de Modelo Global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Posição d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osição do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Posição do Número do Diapositivo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ó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estilo de título do Modelo Global</text:span><text:span text:style-name="a222" text:class-names=""/></text:p>
        </draw:text-box>
        <svg:title/>
        <svg:desc/>
      </draw:frame>
      <draw:frame draw:id="id35" presentation:style-name="a229" draw:name="Marcador de Posição d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osição do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Posição do Número do Diapositivo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Marcador de Posição d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osição do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Posição do Número do Diapositivo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estilo de título do Modelo Global</text:span><text:span text:style-name="a252" text:class-names=""/></text:p>
        </draw:text-box>
        <svg:title/>
        <svg:desc/>
      </draw:frame>
      <draw:frame draw:id="id42" presentation:style-name="a271" draw:name="Marcador de Posição de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 do texto de Modelo Global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Posição do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80" draw:name="Marcador de Posição d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osição do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Posição do Número do Diapositivo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estilo de título do Modelo Global</text:span><text:span text:style-name="a290" text:class-names=""/></text:p>
        </draw:text-box>
        <svg:title/>
        <svg:desc/>
      </draw:frame>
      <draw:frame draw:id="id48" presentation:style-name="a295" draw:name="Marcador de Posição d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Posição do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304" draw:name="Marcador de Posição d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osição do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Posição do Número do Diapositivo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estilo de título do Modelo Global</text:span><text:span text:style-name="a314" text:class-names=""/></text:p>
        </draw:text-box>
        <svg:title/>
        <svg:desc/>
      </draw:frame>
      <draw:frame draw:id="id54" presentation:style-name="a333" draw:name="Marcador de Posição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 do texto de Modelo Global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Posição d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osição do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Posição do Número do Diapositivo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e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estilo de título do Modelo Global</text:span><text:span text:style-name="a348" text:class-names=""/></text:p>
        </draw:text-box>
        <svg:title/>
        <svg:desc/>
      </draw:frame>
      <draw:frame draw:id="id59" presentation:style-name="a367" draw:name="Marcador de Posição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s estilos do texto de Modelo Global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Posição d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osição do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Posição do Número do Diapositivo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Mariana Rosa</meta:initial-creator>
    <dc:creator>Mariana Rosa</dc:creator>
    <meta:creation-date>2021-03-25T20:38:07Z</meta:creation-date>
    <dc:date>2021-03-29T21:32:12Z</dc:date>
    <meta:editing-cycles>35</meta:editing-cycles>
    <meta:editing-duration>PT348844S</meta:editing-duration>
    <meta:document-statistic meta:paragraph-count="159" meta:word-count="231"/>
  </office:meta>
</office:document-meta>
</file>